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Q_26_A" style:display-name="Q&amp;A" style:family="table">
      <style:table-properties style:width="6.6931in" table:align="margins" style:may-break-between-rows="true" table:border-model="collapsing"/>
    </style:style>
    <style:style style:name="Q_26_A.A" style:display-name="Q&amp;A.A" style:family="table-column">
      <style:table-column-properties style:column-width="6.6931in" style:rel-column-width="65535*"/>
    </style:style>
    <style:style style:name="Q_26_A.A1" style:display-name="Q&amp;A.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Q_26_A.2" style:display-name="Q&amp;A.2" style:family="table-row">
      <style:table-row-properties fo:keep-together="auto"/>
    </style:style>
    <style:style style:name="Q_26_A.A2" style:display-name="Q&amp;A.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Q_26_A.A3" style:display-name="Q&amp;A.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Q_26_A.A39" style:display-name="Q&amp;A.A39"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1" style:family="table">
      <style:table-properties style:width="6.6931in" table:align="margins" style:may-break-between-rows="true" table:border-model="collapsing"/>
    </style:style>
    <style:style style:name="Table1.A" style:family="table-column">
      <style:table-column-properties style:column-width="6.6931in" style:rel-column-width="65535*"/>
    </style:style>
    <style:style style:name="Table1.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1.A1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2" style:family="table">
      <style:table-properties style:width="6.6875in" fo:margin-left="0.0146in" table:align="left" style:may-break-between-rows="true" table:border-model="collapsing"/>
    </style:style>
    <style:style style:name="Table2.A" style:family="table-column">
      <style:table-column-properties style:column-width="6.6875in"/>
    </style:style>
    <style:style style:name="Table2.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2.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2.23" style:family="table-row">
      <style:table-row-properties style:min-row-height="0.2167in" fo:keep-together="auto"/>
    </style:style>
    <style:style style:name="Table2.A2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3" style:family="table">
      <style:table-properties style:width="6.6875in" fo:margin-left="0.0146in" table:align="left" style:may-break-between-rows="true" table:border-model="collapsing"/>
    </style:style>
    <style:style style:name="Table3.A" style:family="table-column">
      <style:table-column-properties style:column-width="6.6875in"/>
    </style:style>
    <style:style style:name="Table3.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3.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3.23" style:family="table-row">
      <style:table-row-properties style:min-row-height="0.2167in" fo:keep-together="auto"/>
    </style:style>
    <style:style style:name="Table3.A2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4" style:family="table">
      <style:table-properties style:width="6.6875in" fo:margin-left="0.0146in" table:align="left" style:may-break-between-rows="true" table:border-model="collapsing"/>
    </style:style>
    <style:style style:name="Table4.A" style:family="table-column">
      <style:table-column-properties style:column-width="6.6875in"/>
    </style:style>
    <style:style style:name="Table4.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4.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4.23" style:family="table-row">
      <style:table-row-properties style:min-row-height="0.2167in" fo:keep-together="auto"/>
    </style:style>
    <style:style style:name="Table4.A2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5" style:family="table">
      <style:table-properties style:width="6.6875in" fo:margin-left="0.0146in" table:align="left" style:may-break-between-rows="true" table:border-model="collapsing"/>
    </style:style>
    <style:style style:name="Table5.A" style:family="table-column">
      <style:table-column-properties style:column-width="6.6875in"/>
    </style:style>
    <style:style style:name="Table5.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5.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5.47" style:family="table-row">
      <style:table-row-properties style:min-row-height="0.2167in" fo:keep-together="auto"/>
    </style:style>
    <style:style style:name="Table5.A47"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6" style:family="table">
      <style:table-properties style:width="6.6875in" fo:margin-left="0.0146in" table:align="left" style:may-break-between-rows="true" table:border-model="collapsing"/>
    </style:style>
    <style:style style:name="Table6.A" style:family="table-column">
      <style:table-column-properties style:column-width="6.6875in"/>
    </style:style>
    <style:style style:name="Table6.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6.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6.33" style:family="table-row">
      <style:table-row-properties style:min-row-height="0.2167in" fo:keep-together="auto"/>
    </style:style>
    <style:style style:name="Table6.A3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7" style:family="table">
      <style:table-properties style:width="6.6875in" fo:margin-left="0.0146in" table:align="left" style:may-break-between-rows="true" table:border-model="collapsing"/>
    </style:style>
    <style:style style:name="Table7.A" style:family="table-column">
      <style:table-column-properties style:column-width="6.6875in"/>
    </style:style>
    <style:style style:name="Table7.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7.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7.A32"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8" style:family="table">
      <style:table-properties style:width="6.6875in" fo:margin-left="0.0146in" table:align="left" style:may-break-between-rows="true" table:border-model="collapsing"/>
    </style:style>
    <style:style style:name="Table8.A" style:family="table-column">
      <style:table-column-properties style:column-width="6.6875in"/>
    </style:style>
    <style:style style:name="Table8.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8.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8.33" style:family="table-row">
      <style:table-row-properties style:min-row-height="0.2167in" fo:keep-together="auto"/>
    </style:style>
    <style:style style:name="Table8.A3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Table9" style:family="table">
      <style:table-properties style:width="6.6875in" fo:margin-left="0.0146in" table:align="left" style:may-break-between-rows="true" table:border-model="collapsing"/>
    </style:style>
    <style:style style:name="Table9.A" style:family="table-column">
      <style:table-column-properties style:column-width="6.6875in"/>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33" style:family="table-row">
      <style:table-row-properties style:min-row-height="0.2167in" fo:keep-together="auto"/>
    </style:style>
    <style:style style:name="Table9.A33" style:family="table-cell">
      <style:table-cell-properties fo:background-color="#bee3d3" fo:padding="0in" fo:border-left="0.75pt solid #009353" fo:border-right="0.75pt solid #009353" fo:border-top="none" fo:border-bottom="0.75pt solid #009353"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3e2a" officeooo:paragraph-rsid="00173e2a"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3e2a" officeooo:paragraph-rsid="0021096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3e2a" officeooo:paragraph-rsid="001d9bd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3e2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73e2a" officeooo:paragraph-rsid="00173e2a"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73e2a" officeooo:paragraph-rsid="0021096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b279d"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73e2a"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989ef" style:font-size-asian="9pt" style:font-style-asian="normal" style:font-weight-asian="normal" style:font-size-complex="9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b279d"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bd67e"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1d9bd2"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21096a"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2530c4"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267dbe"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1989ef"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1b279d"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1d9bd2"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21096a"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2530c4"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267dbe"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1989ef"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1b279d"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1d9bd2"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21096a"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2530c4"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267dbe"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173e2a" style:font-size-asian="9pt" style:font-style-asian="normal" style:font-weight-asian="bold" style:font-size-complex="9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1989ef" style:font-size-asian="9pt" style:font-style-asian="normal" style:font-weight-asian="bold" style:font-size-complex="9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1b279d" style:font-size-asian="9pt" style:font-style-asian="normal" style:font-weight-asian="bold" style:font-size-complex="9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1d9bd2" style:font-size-asian="9pt" style:font-style-asian="normal" style:font-weight-asian="bold" style:font-size-complex="9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2530c4" style:font-size-asian="9pt" style:font-style-asian="normal" style:font-weight-asian="bold" style:font-size-complex="9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267dbe" style:font-size-asian="9pt" style:font-style-asian="normal" style:font-weight-asian="bold" style:font-size-complex="9pt" style:font-style-complex="normal" style:font-weight-complex="bold" style:text-overline-style="none" style:text-overline-color="font-color"/>
    </style:style>
    <style:style style:name="P37" style:family="paragraph" style:parent-style-name="Standard">
      <style:text-properties officeooo:paragraph-rsid="00173e2a"/>
    </style:style>
    <style:style style:name="P3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54f8c" officeooo:paragraph-rsid="00173e2a"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173e2a" style:font-size-asian="9pt" style:font-style-asian="normal" style:font-weight-asian="bold" style:font-size-complex="9pt" style:font-style-complex="normal" style:font-weight-complex="bold" style:text-overline-style="none" style:text-overline-color="font-color"/>
    </style:style>
    <style:style style:name="P4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1989ef" style:font-size-asian="9pt" style:font-style-asian="normal" style:font-weight-asian="bold" style:font-size-complex="9pt" style:font-style-complex="normal" style:font-weight-complex="bold" style:text-overline-style="none" style:text-overline-color="font-color"/>
    </style:style>
    <style:style style:name="P4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1b279d" style:font-size-asian="9pt" style:font-style-asian="normal" style:font-weight-asian="bold" style:font-size-complex="9pt" style:font-style-complex="normal" style:font-weight-complex="bold" style:text-overline-style="none" style:text-overline-color="font-color"/>
    </style:style>
    <style:style style:name="P4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1d9bd2" style:font-size-asian="9pt" style:font-style-asian="normal" style:font-weight-asian="bold" style:font-size-complex="9pt" style:font-style-complex="normal" style:font-weight-complex="bold" style:text-overline-style="none" style:text-overline-color="font-color"/>
    </style:style>
    <style:style style:name="P4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21096a" style:font-size-asian="9pt" style:font-style-asian="normal" style:font-weight-asian="bold" style:font-size-complex="9pt" style:font-style-complex="normal" style:font-weight-complex="bold" style:text-overline-style="none" style:text-overline-color="font-color"/>
    </style:style>
    <style:style style:name="P4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2530c4"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267dbe"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Standard">
      <style:paragraph-properties fo:text-align="start" style:justify-single-word="false"/>
      <style:text-properties fo:font-variant="normal" fo:text-transform="none" fo:color="#373a3c" loext:opacity="100%" style:text-outline="false" style:text-line-through-style="none" style:text-line-through-type="none" style:font-name="Arial" fo:font-size="9pt" fo:letter-spacing="normal" fo:font-style="normal" fo:text-shadow="none" style:text-underline-style="none" fo:font-weight="normal" officeooo:rsid="00173e2a" officeooo:paragraph-rsid="001989ef"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font-variant="normal" fo:text-transform="none" fo:color="#373a3c" loext:opacity="100%" style:text-outline="false" style:text-line-through-style="none" style:text-line-through-type="none" style:font-name="Arial" fo:font-size="9pt" fo:letter-spacing="normal" fo:font-style="normal" fo:text-shadow="none" style:text-underline-style="none" fo:font-weight="normal" officeooo:rsid="00173e2a" officeooo:paragraph-rsid="001b279d"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paragraph-rsid="00173e2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1989ef"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1b279d"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1d9bd2" style:font-size-asian="9pt" style:font-style-asian="normal" style:font-weight-asian="normal" style:font-size-complex="9pt" style:font-style-complex="normal" style:font-weight-complex="normal" style:text-overline-style="none" style:text-overline-color="font-color"/>
    </style:style>
    <style:style style:name="P52"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21096a"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2530c4"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267dbe"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font-variant="normal" fo:text-transform="none" fo:font-size="9pt" fo:letter-spacing="normal" officeooo:paragraph-rsid="001b279d" style:font-size-asian="9pt" style:font-size-complex="9pt"/>
    </style:style>
    <style:style style:name="P56" style:family="paragraph" style:parent-style-name="Standard">
      <style:text-properties officeooo:paragraph-rsid="0021096a"/>
    </style:style>
    <style:style style:name="P57" style:family="paragraph" style:parent-style-name="Standard">
      <style:text-properties officeooo:paragraph-rsid="002530c4"/>
    </style:style>
    <style:style style:name="P58" style:family="paragraph" style:parent-style-name="Standard">
      <style:text-properties fo:font-size="9pt" officeooo:paragraph-rsid="00173e2a" style:font-size-asian="9pt" style:font-size-complex="9pt"/>
    </style:style>
    <style:style style:name="P59" style:family="paragraph" style:parent-style-name="Standard">
      <style:text-properties fo:font-size="9pt" officeooo:paragraph-rsid="0021096a" style:font-size-asian="9pt" style:font-size-complex="9pt"/>
    </style:style>
    <style:style style:name="P60" style:family="paragraph" style:parent-style-name="Standard">
      <style:text-properties officeooo:paragraph-rsid="00267dbe"/>
    </style:style>
    <style:style style:name="P61" style:family="paragraph" style:parent-style-name="Standard">
      <style:text-properties officeooo:paragraph-rsid="002b9a6e"/>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1b279d"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989ef" officeooo:paragraph-rsid="002b9a6e"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paragraph-rsid="002b9a6e" style:font-size-asian="9pt" style:font-style-asian="normal" style:font-weight-asian="normal" style:font-size-complex="9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normal" officeooo:rsid="00173e2a" officeooo:paragraph-rsid="002b9a6e"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173e2a" officeooo:paragraph-rsid="002b9a6e" style:font-size-asian="9pt" style:font-style-asian="normal" style:font-weight-asian="bold" style:font-size-complex="9pt" style:font-style-complex="normal" style:font-weight-complex="bold" style:text-overline-style="none" style:text-overline-color="font-color"/>
    </style:style>
    <style:style style:name="P6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ans" fo:font-size="9pt" fo:font-style="normal" fo:text-shadow="none" style:text-underline-style="none" fo:font-weight="bold" officeooo:rsid="00154f8c" officeooo:paragraph-rsid="002b9a6e" style:font-size-asian="9pt" style:font-style-asian="normal" style:font-weight-asian="bold" style:font-size-complex="9pt" style:font-style-complex="normal" style:font-weight-complex="bold" style:text-overline-style="none" style:text-overline-color="font-color"/>
    </style:style>
    <style:style style:name="P68"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9pt" fo:letter-spacing="normal" fo:font-style="normal" fo:text-shadow="none" style:text-underline-style="none" fo:font-weight="normal" officeooo:paragraph-rsid="002b9a6e" style:font-size-asian="9pt" style:font-style-asian="normal" style:font-weight-asian="normal" style:font-size-complex="9pt" style:font-style-complex="normal" style:font-weight-complex="normal" style:text-overline-style="none" style:text-overline-color="font-color"/>
    </style:style>
    <style:style style:name="T1" style:family="text">
      <style:text-properties fo:font-variant="normal" fo:text-transform="none" fo:color="#373a3c" loext:opacity="100%" style:font-name="Arial" fo:font-size="9pt" fo:letter-spacing="normal" fo:font-style="normal" style:font-size-asian="9pt" style:font-size-complex="9pt"/>
    </style:style>
    <style:style style:name="T2" style:family="text">
      <style:text-properties fo:font-variant="normal" fo:text-transform="none" fo:color="#373a3c" loext:opacity="100%" style:font-name="Arial" fo:font-size="9pt" fo:letter-spacing="normal" style:font-size-asian="9pt" style:font-size-complex="9pt"/>
    </style:style>
    <style:style style:name="T3" style:family="text">
      <style:text-properties fo:font-variant="normal" fo:text-transform="none" fo:font-size="9pt" fo:letter-spacing="normal" style:font-size-asian="9pt" style:font-size-complex="9pt"/>
    </style:style>
    <style:style style:name="T4" style:family="text">
      <style:text-properties fo:font-variant="normal" fo:text-transform="none" fo:font-size="9pt" fo:letter-spacing="normal" officeooo:rsid="002790a2" style:font-size-asian="9pt" style:font-size-complex="9pt"/>
    </style:style>
    <style:style style:name="T5" style:family="text">
      <style:text-properties fo:font-variant="normal" fo:text-transform="none" fo:font-size="9pt" fo:letter-spacing="normal" fo:font-style="normal" style:font-size-asian="9pt" style:font-style-asian="normal" style:font-size-complex="9pt" style:font-style-complex="normal"/>
    </style:style>
    <style:style style:name="T6" style:family="text">
      <style:text-properties officeooo:rsid="001b279d"/>
    </style:style>
    <style:style style:name="T7" style:family="text">
      <style:text-properties officeooo:rsid="001d9bd2"/>
    </style:style>
    <style:style style:name="T8" style:family="text">
      <style:text-properties officeooo:rsid="002530c4"/>
    </style:style>
    <style:style style:name="T9" style:family="text">
      <style:text-properties officeooo:rsid="002b9a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Q&amp;A" table:style-name="Q_26_A" table:template-name="Box List Green">
        <table:table-column table:style-name="Q_26_A.A"/>
        <table:table-row table:style-name="TableLine93924753979344">
          <table:table-cell table:style-name="Q_26_A.A1" office:value-type="string">
            <text:p text:style-name="P39">Software Engineering</text:p>
          </table:table-cell>
        </table:table-row>
        <table:table-row table:style-name="Q_26_A.2">
          <table:table-cell table:style-name="Q_26_A.A2" office:value-type="string">
            <text:p text:style-name="P5"><text:bookmark text:name="yui_3_17_2_1_1654160876102_211"/><text:span text:style-name="T3">What is the difference between </text:span><text:span text:style-name="Emphasis"><text:span text:style-name="T5">software engineering</text:span></text:span><text:span text:style-name="T3"> and </text:span><text:span text:style-name="Emphasis"><text:span text:style-name="T5">system engineering?</text:span></text:span><text:span text:style-name="T4">­</text:span></text:p>
          </table:table-cell>
        </table:table-row>
        <table:table-row table:style-name="TableLine93924754730640">
          <table:table-cell table:style-name="Q_26_A.A3" office:value-type="string">
            <text:p text:style-name="P18"/>
            <text:p text:style-name="P18">System engineering is concerned with all aspects of computer-based systems development including hardware, software and process engineering. Software engineering is part of this more general process</text:p>
            <text:p text:style-name="P18"/>
          </table:table-cell>
        </table:table-row>
        <table:table-row table:style-name="TableLine93924754731616">
          <table:table-cell table:style-name="Q_26_A.A2" office:value-type="string">
            <text:p text:style-name="P18"/>
            <text:p text:style-name="P18">Software dependability includes a range of characteristics including security, and safety. What does this mean?</text:p>
            <text:p text:style-name="P18"/>
          </table:table-cell>
        </table:table-row>
        <table:table-row table:style-name="TableLine93924754732256">
          <table:table-cell table:style-name="Q_26_A.A3" office:value-type="string">
            <text:p text:style-name="P18"/>
            <text:p text:style-name="P18">Software has to be secure so that malicious users cannot access or damage the system</text:p>
            <text:p text:style-name="P18"/>
          </table:table-cell>
        </table:table-row>
        <table:table-row table:style-name="Q_26_A.2">
          <table:table-cell table:style-name="Q_26_A.A2" office:value-type="string">
            <text:p text:style-name="P18"/>
            <text:p text:style-name="P18">What are the key challenges facing software engineering?</text:p>
            <text:p text:style-name="P18"/>
          </table:table-cell>
        </table:table-row>
        <table:table-row table:style-name="TableLine93924754733872">
          <table:table-cell table:style-name="Q_26_A.A3" office:value-type="string">
            <text:p text:style-name="P18"/>
            <text:p text:style-name="P18">Increasing diversity, increasingly shorter lead times, software affidale.</text:p>
            <text:p text:style-name="P18"/>
          </table:table-cell>
        </table:table-row>
        <table:table-row table:style-name="TableLine93924754734432">
          <table:table-cell table:style-name="Q_26_A.A2" office:value-type="string">
            <text:p text:style-name="P18"/>
            <text:p text:style-name="P18">Software products may be developed for…</text:p>
            <text:p text:style-name="P18"/>
          </table:table-cell>
        </table:table-row>
        <table:table-row table:style-name="TableLine93924754735104">
          <table:table-cell table:style-name="Q_26_A.A3" office:value-type="string">
            <text:p text:style-name="P18"/>
            <text:p text:style-name="P18">for the general market or for a particular customer</text:p>
            <text:p text:style-name="P18"/>
          </table:table-cell>
        </table:table-row>
        <table:table-row table:style-name="TableLine93924754735696">
          <table:table-cell table:style-name="Q_26_A.A2" office:value-type="string">
            <text:p text:style-name="P18"/>
            <text:p text:style-name="P18">Software should be efficient. What does this mean?</text:p>
            <text:p text:style-name="P18"/>
          </table:table-cell>
        </table:table-row>
        <table:table-row table:style-name="TableLine93924754736288">
          <table:table-cell table:style-name="Q_26_A.A3" office:value-type="string">
            <text:p text:style-name="P18"/>
            <text:p text:style-name="P18">That it should not make wasteful use of system resources such as memory and processor cycles. Efficiency therefore includes responsiveness, processing time, resource utilization, etc.</text:p>
            <text:p text:style-name="P18"/>
          </table:table-cell>
        </table:table-row>
        <table:table-row table:style-name="TableLine93924754736960">
          <table:table-cell table:style-name="Q_26_A.A2" office:value-type="string">
            <text:p text:style-name="P18"/>
            <text:p text:style-name="P18">Software must be acceptable to the type of users for which it is designed. What does this mean?</text:p>
            <text:p text:style-name="P18"/>
          </table:table-cell>
        </table:table-row>
        <table:table-row table:style-name="TableLine93924754737632">
          <table:table-cell table:style-name="Q_26_A.A3" office:value-type="string">
            <text:p text:style-name="P18"/>
            <text:p text:style-name="P18">This means that it must be understandable, usable, and compatible with other systems that they use</text:p>
            <text:p text:style-name="P18"/>
          </table:table-cell>
        </table:table-row>
        <table:table-row table:style-name="TableLine93924754738304">
          <table:table-cell table:style-name="Q_26_A.A2" office:value-type="string">
            <text:p text:style-name="P18"/>
            <text:p text:style-name="P18">What are the best software engineering techniques and methods?</text:p>
            <text:p text:style-name="P18"/>
          </table:table-cell>
        </table:table-row>
        <table:table-row table:style-name="TableLine93924754738976">
          <table:table-cell table:style-name="Q_26_A.A3" office:value-type="string">
            <text:p text:style-name="P18"/>
            <text:p text:style-name="P18">While all software projects have to be professionally managed and developed, different techniques are appropriate for different types of system</text:p>
            <text:p text:style-name="P18"/>
          </table:table-cell>
        </table:table-row>
        <table:table-row table:style-name="TableLine93924754739648">
          <table:table-cell table:style-name="Q_26_A.A2" office:value-type="string">
            <text:p text:style-name="P18"/>
            <text:p text:style-name="P18">For custom software, evolution costs often exceed development costs. Why?</text:p>
            <text:p text:style-name="P18"/>
          </table:table-cell>
        </table:table-row>
        <table:table-row table:style-name="TableLine93924754740320">
          <table:table-cell table:style-name="Q_26_A.A3" office:value-type="string">
            <text:p text:style-name="P18"/>
            <text:p text:style-name="P18">Because requirements change and evolve all the time. And so must software, as a consequence.</text:p>
            <text:p text:style-name="P18"/>
          </table:table-cell>
        </table:table-row>
        <table:table-row table:style-name="TableLine93924754740992">
          <table:table-cell table:style-name="Q_26_A.A2" office:value-type="string">
            <text:p text:style-name="P18"/>
            <text:p text:style-name="P18">Software dependability includes a range of characteristics including reliability. What does this mean?</text:p>
            <text:p text:style-name="P18"/>
          </table:table-cell>
        </table:table-row>
        <table:table-row table:style-name="TableLine93924754741664">
          <table:table-cell table:style-name="Q_26_A.A3" office:value-type="string">
            <text:p text:style-name="P18"/>
            <text:p text:style-name="P18">Dependable software should not cause physical or economic damage in the event of system failure.</text:p>
            <text:p text:style-name="P18"/>
          </table:table-cell>
        </table:table-row>
        <table:table-row table:style-name="TableLine93924754742368">
          <table:table-cell table:style-name="Q_26_A.A2" office:value-type="string">
            <text:p text:style-name="P18"/>
            <text:p text:style-name="P18">What are the fundamental software engineering activities?</text:p>
            <text:p text:style-name="P18"/>
          </table:table-cell>
        </table:table-row>
        <table:table-row table:style-name="TableLine93924754743072">
          <table:table-cell table:style-name="Q_26_A.A3" office:value-type="string">
            <text:p text:style-name="P18"/>
            <text:p text:style-name="P18">Software specification, software development, software validation and software evolution</text:p>
            <text:p text:style-name="P18"/>
          </table:table-cell>
        </table:table-row>
        <table:table-row table:style-name="TableLine93924754743776">
          <table:table-cell table:style-name="Q_26_A.A2" office:value-type="string">
            <text:p text:style-name="P18"/>
            <text:p text:style-name="P18">What is the difference between software engineering and computer science?</text:p>
            <text:p text:style-name="P18"/>
          </table:table-cell>
        </table:table-row>
        <table:table-row table:style-name="TableLine93924754744480">
          <table:table-cell table:style-name="Q_26_A.A3" office:value-type="string">
            <text:p text:style-name="P18"/>
            <text:p text:style-name="P18">Computer science focuses on theory and fundamentals; software engineering is concerned with the practicalities of developing and delivering useful software</text:p>
            <text:p text:style-name="P18"><text:soft-page-break/></text:p>
          </table:table-cell>
        </table:table-row>
        <table:table-row table:style-name="TableLine93924754745184">
          <table:table-cell table:style-name="Q_26_A.A2" office:value-type="string">
            <text:p text:style-name="P18"/>
            <text:p text:style-name="P18">Compared to the more traditional engineering disciplines, we can say that Software Engineering is... (1 word)</text:p>
            <text:p text:style-name="P18"/>
          </table:table-cell>
        </table:table-row>
        <table:table-row table:style-name="TableLine93924754745888">
          <table:table-cell table:style-name="Q_26_A.A3" office:value-type="string">
            <text:p text:style-name="P18"/>
            <text:p text:style-name="P18">Young</text:p>
            <text:p text:style-name="P18"/>
          </table:table-cell>
        </table:table-row>
        <table:table-row table:style-name="TableLine93924754746592">
          <table:table-cell table:style-name="Q_26_A.A2" office:value-type="string">
            <text:p text:style-name="P18"/>
            <text:p text:style-name="P18">What differences has the Internet made to software engineering?</text:p>
            <text:p text:style-name="P18"/>
          </table:table-cell>
        </table:table-row>
        <table:table-row table:style-name="TableLine93924754747296">
          <table:table-cell table:style-name="Q_26_A.A3" office:value-type="string">
            <text:p text:style-name="P18"/>
            <text:p text:style-name="P18">Not only has the Internet led to the development of massive, highly distributed, service-based systems, it has also supported the creation of an “app” industry for mobile devices</text:p>
            <text:p text:style-name="P18"/>
          </table:table-cell>
        </table:table-row>
        <table:table-row table:style-name="TableLine93924754748000">
          <table:table-cell table:style-name="Q_26_A.A2" office:value-type="string">
            <text:p text:style-name="P18"/>
            <text:p text:style-name="P18">What are the attributes of good software?</text:p>
            <text:p text:style-name="P18"/>
          </table:table-cell>
        </table:table-row>
        <table:table-row table:style-name="TableLine93924754748704">
          <table:table-cell table:style-name="Q_26_A.A3" office:value-type="string">
            <text:p text:style-name="P18"/>
            <text:p text:style-name="P18">Good software should deliver the required functionality and performance to the user and should be maintainable, dependable and usable</text:p>
            <text:p text:style-name="P18"/>
          </table:table-cell>
        </table:table-row>
        <table:table-row table:style-name="TableLine93924754749408">
          <table:table-cell table:style-name="Q_26_A.A2" office:value-type="string">
            <text:p text:style-name="P18"/>
            <text:p text:style-name="P18">Software should be maintainable. What does this mean?</text:p>
            <text:p text:style-name="P18"/>
          </table:table-cell>
        </table:table-row>
        <table:table-row table:style-name="TableLine93924754750112">
          <table:table-cell table:style-name="Q_26_A.A3" office:value-type="string">
            <text:p text:style-name="P18"/>
            <text:p text:style-name="P18">It means that is must be written in such a way that it can evolve to meet the changing needs of customers</text:p>
            <text:p text:style-name="P18"/>
          </table:table-cell>
        </table:table-row>
        <table:table-row table:style-name="Q_26_A.2">
          <table:table-cell table:style-name="Q_26_A.A2" office:value-type="string">
            <text:p text:style-name="P18"/>
            <text:p text:style-name="P18">Ian Sommerville defines Software as…</text:p>
            <text:p text:style-name="P18"/>
          </table:table-cell>
        </table:table-row>
        <table:table-row table:style-name="TableLine93924754751632">
          <table:table-cell table:style-name="Q_26_A.A3" office:value-type="string">
            <text:p text:style-name="P10"/>
            <text:p text:style-name="P10">Computer programs and associated documentation</text:p>
            <text:p text:style-name="P10"/>
          </table:table-cell>
        </table:table-row>
        <table:table-row table:style-name="TableLine93924754753280">
          <table:table-cell table:style-name="Q_26_A.A2" office:value-type="string">
            <text:p text:style-name="P10"/>
            <text:p text:style-name="P10">What are the costs of software engineering?</text:p>
            <text:p text:style-name="P10"/>
          </table:table-cell>
        </table:table-row>
        <table:table-row table:style-name="TableLine93924754753984">
          <table:table-cell table:style-name="Q_26_A.A3" office:value-type="string">
            <text:p text:style-name="P10"/>
            <text:p text:style-name="P10">Roughly 60% are development costs, 40% are testing costs</text:p>
            <text:p text:style-name="P10"/>
          </table:table-cell>
        </table:table-row>
        <table:table-row table:style-name="TableLine93924754754688">
          <table:table-cell table:style-name="Q_26_A.A2" office:value-type="string">
            <text:p text:style-name="P10"/>
            <text:p text:style-name="P10">Ian Sommerville defines Software Engineering as…</text:p>
            <text:p text:style-name="P10"/>
          </table:table-cell>
        </table:table-row>
        <table:table-row table:style-name="TableLine93924754755392">
          <table:table-cell table:style-name="Q_26_A.A3" office:value-type="string">
            <text:p text:style-name="P10"/>
            <text:p text:style-name="P10">an engineering discipline that is concerned with all aspects of software production (from initial conception to operation and maintenance)</text:p>
            <text:p text:style-name="P10"/>
          </table:table-cell>
        </table:table-row>
        <table:table-row table:style-name="TableLine93924754756096">
          <table:table-cell table:style-name="Q_26_A.A2" office:value-type="string">
            <text:p text:style-name="P10"/>
          </table:table-cell>
        </table:table-row>
        <table:table-row table:style-name="Q_26_A.2">
          <table:table-cell table:style-name="Q_26_A.A39" office:value-type="string">
            <text:p text:style-name="P31"/>
          </table:table-cell>
        </table:table-row>
      </table:table>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able:table table:name="Table1" table:style-name="Table1" table:template-name="Box List Green">
        <table:table-column table:style-name="Table1.A"/>
        <table:table-row table:style-name="TableLine93924754768304">
          <table:table-cell table:style-name="Table1.A1" office:value-type="string">
            <text:p text:style-name="P38">Configuration management</text:p>
          </table:table-cell>
        </table:table-row>
        <table:table-row table:style-name="Table1.2">
          <table:table-cell table:style-name="Table1.A2" office:value-type="string">
            <text:p text:style-name="P48">Change Management is the process of...</text:p>
          </table:table-cell>
        </table:table-row>
        <table:table-row table:style-name="TableLine93924754784496">
          <table:table-cell table:style-name="Table1.A3" office:value-type="string">
            <text:p text:style-name="P4"/>
            <text:p text:style-name="P4">analyzing the costs and benefits of pro- posed changes, approving those changes that are cost-effective, and tracking which components in the system have been changed</text:p>
            <text:p text:style-name="P4"/>
          </table:table-cell>
        </table:table-row>
        <table:table-row table:style-name="TableLine93924754785312">
          <table:table-cell table:style-name="Table1.A2" office:value-type="string">
            <text:p text:style-name="P4"/>
            <text:p text:style-name="P4">Software dependability includes a range of characteristics including security, and safety.</text:p>
            <text:p text:style-name="P4"/>
          </table:table-cell>
        </table:table-row>
        <table:table-row table:style-name="TableLine93924754785904">
          <table:table-cell table:style-name="Table1.A3" office:value-type="string">
            <text:p text:style-name="P4"/>
            <text:p text:style-name="P4">the policies, processes, and tools for managing changing software systems</text:p>
            <text:p text:style-name="P4"/>
          </table:table-cell>
        </table:table-row>
        <table:table-row table:style-name="Table1.2">
          <table:table-cell table:style-name="Table1.A2" office:value-type="string">
            <text:p text:style-name="P4"/>
            <text:p text:style-name="P4">What is a "system release"?</text:p>
            <text:p text:style-name="P4"/>
          </table:table-cell>
        </table:table-row>
        <table:table-row table:style-name="TableLine93924754787520">
          <table:table-cell table:style-name="Table1.A3" office:value-type="string">
            <text:p text:style-name="P4"/>
            <text:p text:style-name="P4">It is a version of a software system that is distributed to customers</text:p>
            <text:p text:style-name="P4"/>
          </table:table-cell>
        </table:table-row>
        <table:table-row table:style-name="TableLine93924754788080">
          <table:table-cell table:style-name="Table1.A2" office:value-type="string">
            <text:p text:style-name="P4"/>
            <text:p text:style-name="P4">System building is the process of...</text:p>
            <text:p text:style-name="P4"/>
          </table:table-cell>
        </table:table-row>
        <table:table-row table:style-name="TableLine93924754788752">
          <table:table-cell table:style-name="Table1.A3" office:value-type="string">
            <text:p text:style-name="P4"/>
            <text:p text:style-name="P4">creating a complete, executable system by compiling and linking the system components, external libraries, configuration files, and other information</text:p>
            <text:p text:style-name="P4"/>
          </table:table-cell>
        </table:table-row>
        <table:table-row table:style-name="TableLine93924754789344">
          <table:table-cell table:style-name="Table1.A2" office:value-type="string">
            <text:p text:style-name="P4"/>
            <text:p text:style-name="P4">Version management is the process of...</text:p>
            <text:p text:style-name="P4"/>
          </table:table-cell>
        </table:table-row>
        <table:table-row table:style-name="TableLine93924754789936">
          <table:table-cell table:style-name="Table1.A3" office:value-type="string">
            <text:p text:style-name="P4"/>
            <text:p text:style-name="P4">keeping track of different versions of software components and the systems in which these components are used</text:p>
            <text:p text:style-name="P4"/>
          </table:table-cell>
        </table:table-row>
        <table:table-row table:style-name="Table1.2">
          <table:table-cell table:style-name="Table1.A2" office:value-type="string">
            <text:p text:style-name="P1"/>
          </table:table-cell>
        </table:table-row>
        <table:table-row table:style-name="Table1.2">
          <table:table-cell table:style-name="Table1.A13" office:value-type="string">
            <text:p text:style-name="P6"/>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8"><text:soft-page-break/></text:p>
      <table:table table:name="Table2" table:style-name="Table2" table:template-name="Box List Green">
        <table:table-column table:style-name="Table2.A"/>
        <table:table-row table:style-name="TableLine93924754802992">
          <table:table-cell table:style-name="Table2.A1" office:value-type="string">
            <text:p text:style-name="P40">Software Dependencies</text:p>
          </table:table-cell>
        </table:table-row>
        <table:table-row table:style-name="Table2.2">
          <table:table-cell table:style-name="Table2.A2" office:value-type="string">
            <text:p text:style-name="P49">A "Software dependency" is simply defined as...</text:p>
          </table:table-cell>
        </table:table-row>
        <table:table-row table:style-name="TableLine93924754843872">
          <table:table-cell table:style-name="Table2.A3" office:value-type="string">
            <text:p text:style-name="P19"/>
            <text:p text:style-name="P19">Whatever piece of code that is relied upon for a digital service to work properly</text:p>
            <text:p text:style-name="P19"/>
          </table:table-cell>
        </table:table-row>
        <table:table-row table:style-name="TableLine93924754844848">
          <table:table-cell table:style-name="Table2.A2" office:value-type="string">
            <text:p text:style-name="P19"/>
            <text:p text:style-name="P19">I need a password hashing algorithm. I decide to develop my own. Am I making a good decision? Why?</text:p>
            <text:p text:style-name="P19"/>
          </table:table-cell>
        </table:table-row>
        <table:table-row table:style-name="TableLine93924754845488">
          <table:table-cell table:style-name="Table2.A3" office:value-type="string">
            <text:p text:style-name="P19"/>
            <text:p text:style-name="P19">No. The problem has already been solved. My implementation can only be worse than those available.</text:p>
            <text:p text:style-name="P19"/>
          </table:table-cell>
        </table:table-row>
        <table:table-row table:style-name="Table2.2">
          <table:table-cell table:style-name="Table2.A2" office:value-type="string">
            <text:p text:style-name="P19"/>
            <text:p text:style-name="P19">In developing a software product I want to re-use as much existing code as possible. Indicate at least two reasons why this statement is true or false.</text:p>
            <text:p text:style-name="P19"/>
          </table:table-cell>
        </table:table-row>
        <table:table-row table:style-name="TableLine93924754847104">
          <table:table-cell table:style-name="Table2.A3" office:value-type="string">
            <text:p text:style-name="P19"/>
            <text:p text:style-name="P19">It is true. Re-using existing code speeds up development and reduces the risks of bugs.</text:p>
            <text:p text:style-name="P19"/>
          </table:table-cell>
        </table:table-row>
        <table:table-row table:style-name="TableLine93924754847664">
          <table:table-cell table:style-name="Table2.A2" office:value-type="string">
            <text:p text:style-name="P19"/>
            <text:p text:style-name="P19">In a Java context, what is the name of a dependencies management tool?</text:p>
            <text:p text:style-name="P19"/>
          </table:table-cell>
        </table:table-row>
        <table:table-row table:style-name="TableLine93924754848336">
          <table:table-cell table:style-name="Table2.A3" office:value-type="string">
            <text:p text:style-name="P19"/>
            <text:p text:style-name="P19">Maven</text:p>
            <text:p text:style-name="P19"/>
          </table:table-cell>
        </table:table-row>
        <table:table-row table:style-name="TableLine93924754848928">
          <table:table-cell table:style-name="Table2.A2" office:value-type="string">
            <text:p text:style-name="P19"/>
            <text:p text:style-name="P19">Software dependencies raise an important issue. What is it?</text:p>
            <text:p text:style-name="P19"/>
          </table:table-cell>
        </table:table-row>
        <table:table-row table:style-name="TableLine93924754849520">
          <table:table-cell table:style-name="Table2.A3" office:value-type="string">
            <text:p text:style-name="P19"/>
            <text:p text:style-name="P25">Trust</text:p>
            <text:p text:style-name="P19"/>
          </table:table-cell>
        </table:table-row>
        <table:table-row table:style-name="Table2.2">
          <table:table-cell table:style-name="Table2.A2" office:value-type="string">
            <text:p text:style-name="P11"/>
            <text:p text:style-name="P11">For the software product I am developing I need a mathematical library. I decide to download one and "vendor" it in my project structure. Is this a good approach?</text:p>
            <text:p text:style-name="P11"/>
          </table:table-cell>
        </table:table-row>
        <table:table-row table:style-name="Table2.2">
          <table:table-cell table:style-name="Table2.A3" office:value-type="string">
            <text:p text:style-name="P11"/>
            <text:p text:style-name="P11">Rare cases excluded, this is a bad choice. The use of a dependencies management tool is in general a better choice.</text:p>
            <text:p text:style-name="P11"/>
          </table:table-cell>
        </table:table-row>
        <table:table-row table:style-name="Table2.2">
          <table:table-cell table:style-name="Table2.A2" office:value-type="string">
            <text:p text:style-name="P11"/>
            <text:p text:style-name="P11">A software dependencies management tool typically relies on an Internet repository. What risk does this entail and how can it be mitigated?</text:p>
            <text:p text:style-name="P11"/>
          </table:table-cell>
        </table:table-row>
        <table:table-row table:style-name="Table2.2">
          <table:table-cell table:style-name="Table2.A3" office:value-type="string">
            <text:p text:style-name="P11"/>
            <text:p text:style-name="P11">The risk is linked to the availability of the repository. We can therefore possibly create our own mirror.</text:p>
            <text:p text:style-name="P11"/>
          </table:table-cell>
        </table:table-row>
        <table:table-row table:style-name="Table2.2">
          <table:table-cell table:style-name="Table2.A2" office:value-type="string">
            <text:p text:style-name="P11"/>
            <text:p text:style-name="P11"/>
            <text:p text:style-name="P11">For a given software product I am developing, I define a dependency without fixing its version number. My dependencies management tool will therefore always download the latest available version.</text:p>
            <text:p text:style-name="P11"/>
            <text:p text:style-name="P11">When and why is this a good decision and when is it not?</text:p>
            <text:p text:style-name="P11"/>
          </table:table-cell>
        </table:table-row>
        <table:table-row table:style-name="Table2.2">
          <table:table-cell table:style-name="Table2.A3" office:value-type="string">
            <text:p text:style-name="P11"/>
            <text:p text:style-name="P11">It is a good decision only if I can test the dependency systematically (functionality, security, perforcance, ...). Otherwise it is a bad decision.</text:p>
            <text:p text:style-name="P11"/>
          </table:table-cell>
        </table:table-row>
        <table:table-row table:style-name="Table2.2">
          <table:table-cell table:style-name="Table2.A2" office:value-type="string">
            <text:p text:style-name="P11"/>
            <text:p text:style-name="P46">What is a "transitive dependency"?</text:p>
            <text:p text:style-name="P8"/>
          </table:table-cell>
        </table:table-row>
        <table:table-row table:style-name="Table2.2">
          <table:table-cell table:style-name="Table2.A3" office:value-type="string">
            <text:p text:style-name="P11"/>
            <text:p text:style-name="P11">A dependency of a dependency</text:p>
            <text:p text:style-name="P11"/>
          </table:table-cell>
        </table:table-row>
        <table:table-row table:style-name="Table2.2">
          <table:table-cell table:style-name="Table2.A2" office:value-type="string">
            <text:p text:style-name="P11"/>
            <text:p text:style-name="P11">What is "dependency hell"?</text:p>
            <text:p text:style-name="P11"/>
          </table:table-cell>
        </table:table-row>
        <table:table-row table:style-name="Table2.2">
          <table:table-cell table:style-name="Table2.A3" office:value-type="string">
            <text:p text:style-name="P11"/>
            <text:p text:style-name="P11">It is a phenomenon in which dependencies cannot be resolved</text:p>
            <text:p text:style-name="P11"/>
          </table:table-cell>
        </table:table-row>
        <text:soft-page-break/>
        <table:table-row table:style-name="Table2.2">
          <table:table-cell table:style-name="Table2.A2" office:value-type="string">
            <text:p text:style-name="P11"/>
          </table:table-cell>
        </table:table-row>
        <table:table-row table:style-name="Table2.23">
          <table:table-cell table:style-name="Table2.A23" office:value-type="string">
            <text:p text:style-name="P32"/>
          </table:table-cell>
        </table:table-row>
      </table:table>
      <table:table table:name="Table3" table:style-name="Table3" table:template-name="Box List Green">
        <table:table-column table:style-name="Table3.A"/>
        <table:table-row table:style-name="TableLine93924754858944">
          <table:table-cell table:style-name="Table3.A1" office:value-type="string">
            <text:p text:style-name="P41">Software Versioning</text:p>
          </table:table-cell>
        </table:table-row>
        <table:table-row table:style-name="Table3.2">
          <table:table-cell table:style-name="Table3.A2" office:value-type="string">
            <text:p text:style-name="P50">GIT does not allow multiple developers to work simultaneously at the same software component?</text:p>
            <text:p text:style-name="P50">True/False? Why?</text:p>
          </table:table-cell>
        </table:table-row>
        <table:table-row table:style-name="TableLine93924754900464">
          <table:table-cell table:style-name="Table3.A3" office:value-type="string">
            <text:p text:style-name="P20"/>
            <text:p text:style-name="P20">False. GIT keeps track of changes and guarantees that they are merged (automatically, if possible, or by signalling conflicts and supporting their manual resolution)</text:p>
            <text:p text:style-name="P20"/>
          </table:table-cell>
        </table:table-row>
        <table:table-row table:style-name="TableLine93924754901312">
          <table:table-cell table:style-name="Table3.A2" office:value-type="string">
            <text:p text:style-name="P20"/>
            <text:p text:style-name="P20">I want to send my changes upstream with GIT. What is the the command I use?</text:p>
            <text:p text:style-name="P20"/>
          </table:table-cell>
        </table:table-row>
        <table:table-row table:style-name="TableLine93924754901952">
          <table:table-cell table:style-name="Table3.A3" office:value-type="string">
            <text:p text:style-name="P20"/>
            <text:p text:style-name="P20">git push</text:p>
            <text:p text:style-name="P20"/>
          </table:table-cell>
        </table:table-row>
        <table:table-row table:style-name="Table3.2">
          <table:table-cell table:style-name="Table3.A2" office:value-type="string">
            <text:p text:style-name="P20"/>
            <text:p text:style-name="P20">In what way a Version Control System distinguishes different versions of the same component?</text:p>
            <text:p text:style-name="P20"/>
          </table:table-cell>
        </table:table-row>
        <table:table-row table:style-name="TableLine93924754903568">
          <table:table-cell table:style-name="Table3.A3" office:value-type="string">
            <text:p text:style-name="P20"/>
            <text:p text:style-name="P20">By assigning each version a unique ID</text:p>
            <text:p text:style-name="P20"/>
          </table:table-cell>
        </table:table-row>
        <table:table-row table:style-name="TableLine93924754904128">
          <table:table-cell table:style-name="Table3.A2" office:value-type="string">
            <text:p text:style-name="P20"/>
            <text:p text:style-name="P20">Two software engineers approach the implementation of a feature with GIT in the following different ways.</text:p>
            <text:p text:style-name="P20"/>
            <text:p text:style-name="P20">Who's approach is best and why? <text:span text:style-name="T6">[EXERCISE OUTPUT]</text:span></text:p>
            <text:p text:style-name="P20"/>
          </table:table-cell>
        </table:table-row>
        <table:table-row table:style-name="TableLine93924754904800">
          <table:table-cell table:style-name="Table3.A3" office:value-type="string">
            <text:p text:style-name="P20"/>
            <text:p text:style-name="P20"><text:s/>DEV1 conveniently isolates the implementation in an separate branch</text:p>
            <text:p text:style-name="P20"/>
          </table:table-cell>
        </table:table-row>
        <table:table-row table:style-name="TableLine93924754905392">
          <table:table-cell table:style-name="Table3.A2" office:value-type="string">
            <text:p text:style-name="P20"/>
            <text:p text:style-name="P20">I want to make sure I have all my team mate's latest changes in my dev branch.</text:p>
            <text:p text:style-name="P20">What is the GIT command I use?</text:p>
            <text:p text:style-name="P20"/>
          </table:table-cell>
        </table:table-row>
        <table:table-row table:style-name="TableLine93924754905984">
          <table:table-cell table:style-name="Table3.A3" office:value-type="string">
            <text:p text:style-name="P26">git pull</text:p>
            <text:p text:style-name="P20"/>
          </table:table-cell>
        </table:table-row>
        <table:table-row table:style-name="Table3.2">
          <table:table-cell table:style-name="Table3.A2" office:value-type="string">
            <text:p text:style-name="P12"/>
            <text:p text:style-name="P12">From an architectural point of view, a modern Version Control System belongs to one of two types.</text:p>
            <text:p text:style-name="P12"/>
          </table:table-cell>
        </table:table-row>
        <table:table-row table:style-name="Table3.2">
          <table:table-cell table:style-name="Table3.A3" office:value-type="string">
            <text:p text:style-name="P12">Centralized or distributed</text:p>
            <text:p text:style-name="P12"/>
          </table:table-cell>
        </table:table-row>
        <table:table-row table:style-name="Table3.2">
          <table:table-cell table:style-name="Table3.A2" office:value-type="string">
            <text:p text:style-name="P12"/>
            <text:p text:style-name="P12">What does the following GIT command do?</text:p>
            <text:p text:style-name="P12">git clone &lt;URI&gt;</text:p>
            <text:p text:style-name="P12"/>
          </table:table-cell>
        </table:table-row>
        <table:table-row table:style-name="Table3.2">
          <table:table-cell table:style-name="Table3.A3" office:value-type="string">
            <text:p text:style-name="P12"/>
            <text:p text:style-name="P12">It creates an identical local copy (clone) of the repository found at the given URL</text:p>
            <text:p text:style-name="P12"/>
          </table:table-cell>
        </table:table-row>
        <table:table-row table:style-name="Table3.2">
          <table:table-cell table:style-name="Table3.A2" office:value-type="string">
            <text:p text:style-name="P12"/>
            <text:p text:style-name="P12">What is a _branching model_ to a software development team?</text:p>
            <text:p text:style-name="P12"/>
          </table:table-cell>
        </table:table-row>
        <table:table-row table:style-name="Table3.2">
          <table:table-cell table:style-name="Table3.A3" office:value-type="string">
            <text:p text:style-name="P12"/>
            <text:p text:style-name="P12">It is a set of conventions and procedures team members agree on and follow in order to come to a managed software development process</text:p>
            <text:p text:style-name="P12"/>
          </table:table-cell>
        </table:table-row>
        <table:table-row table:style-name="Table3.2">
          <table:table-cell table:style-name="Table3.A2" office:value-type="string">
            <text:p text:style-name="P12"/>
            <text:p text:style-name="P47">In what way a Version Control System minimized the use of storage space?</text:p>
            <text:p text:style-name="P9"/>
          </table:table-cell>
        </table:table-row>
        <table:table-row table:style-name="Table3.2">
          <table:table-cell table:style-name="Table3.A3" office:value-type="string">
            <text:p text:style-name="P12">By ensuring that duplicate copies of identical files are not maintained</text:p>
            <text:p text:style-name="P12"/>
          </table:table-cell>
        </table:table-row>
        <table:table-row table:style-name="Table3.2">
          <table:table-cell table:style-name="Table3.A2" office:value-type="string">
            <text:p text:style-name="P12">I am implementing a new feature and I want to avoid running the risk of losing my work.</text:p>
            <text:p text:style-name="P12"/>
          </table:table-cell>
        </table:table-row>
        <table:table-row table:style-name="Table3.2">
          <table:table-cell table:style-name="Table3.A3" office:value-type="string">
            <text:p text:style-name="P12">I push my feature branch onto a remote main repository so as to effectively create a shared backup and keep it synced as I make changes</text:p>
            <text:p text:style-name="P12"/>
          </table:table-cell>
        </table:table-row>
        <table:table-row table:style-name="Table3.2">
          <table:table-cell table:style-name="Table3.A2" office:value-type="string">
            <text:p text:style-name="P12"/>
          </table:table-cell>
        </table:table-row>
        <table:table-row table:style-name="Table3.23">
          <table:table-cell table:style-name="Table3.A23" office:value-type="string">
            <text:p text:style-name="P33"/>
          </table:table-cell>
        </table:table-row>
      </table:table>
      <table:table table:name="Table4" table:style-name="Table4" table:template-name="Box List Green">
        <table:table-column table:style-name="Table4.A"/>
        <text:soft-page-break/>
        <table:table-row table:style-name="TableLine93924755101568">
          <table:table-cell table:style-name="Table4.A1" office:value-type="string">
            <text:p text:style-name="P41">Software <text:span text:style-name="T6">Build</text:span></text:p>
          </table:table-cell>
        </table:table-row>
        <table:table-row table:style-name="Table4.2">
          <table:table-cell table:style-name="Table4.A2" office:value-type="string">
            <text:p text:style-name="P55">With mvn (Maven) what must I configure if I want to distribute my system as an executable .jar file?</text:p>
          </table:table-cell>
        </table:table-row>
        <table:table-row table:style-name="TableLine93924755143600">
          <table:table-cell table:style-name="Table4.A3" office:value-type="string">
            <text:p text:style-name="P20"/>
            <text:p text:style-name="P20">A plugin, that allows to assemble my system with all its dependencies</text:p>
            <text:p text:style-name="P20"/>
          </table:table-cell>
        </table:table-row>
        <table:table-row table:style-name="TableLine93924755144576">
          <table:table-cell table:style-name="Table4.A2" office:value-type="string">
            <text:p text:style-name="P20"/>
            <text:p text:style-name="P20">It is always important to automate the build process of a software system.</text:p>
            <text:p text:style-name="P20">True/False? Why?</text:p>
            <text:p text:style-name="P20"/>
          </table:table-cell>
        </table:table-row>
        <table:table-row table:style-name="TableLine93924755145216">
          <table:table-cell table:style-name="Table4.A3" office:value-type="string">
            <text:p text:style-name="P20"/>
            <text:p text:style-name="P20">True. Building is a very complex process. Automation reduces the risk of manual/human errors and guarantees repeatability</text:p>
            <text:p text:style-name="P20"/>
          </table:table-cell>
        </table:table-row>
        <table:table-row table:style-name="Table4.2">
          <table:table-cell table:style-name="Table4.A2" office:value-type="string">
            <text:p text:style-name="P20"/>
            <text:p text:style-name="P20">In a C environment, what is an available build tool?</text:p>
            <text:p text:style-name="P20"/>
          </table:table-cell>
        </table:table-row>
        <table:table-row table:style-name="TableLine93924755146832">
          <table:table-cell table:style-name="Table4.A3" office:value-type="string">
            <text:p text:style-name="P20"/>
            <text:p text:style-name="P20">make</text:p>
            <text:p text:style-name="P20"/>
          </table:table-cell>
        </table:table-row>
        <table:table-row table:style-name="TableLine93924755147392">
          <table:table-cell table:style-name="Table4.A2" office:value-type="string">
            <text:p text:style-name="P20"/>
            <text:p text:style-name="P20">It is alway advisable to build a software system locally before sending a new version upstream.</text:p>
            <text:p text:style-name="P20">True/False? Why?</text:p>
            <text:p text:style-name="P20"/>
          </table:table-cell>
        </table:table-row>
        <table:table-row table:style-name="TableLine93924755148064">
          <table:table-cell table:style-name="Table4.A3" office:value-type="string">
            <text:p text:style-name="P20"/>
            <text:p text:style-name="P20">True. We want to minimize the risk of sharing a non-buildable (broken) system</text:p>
            <text:p text:style-name="P20"/>
          </table:table-cell>
        </table:table-row>
        <table:table-row table:style-name="TableLine93924755148656">
          <table:table-cell table:style-name="Table4.A2" office:value-type="string">
            <text:p text:style-name="P20"/>
            <text:p text:style-name="P20">What does a waterfall approach to building a software system minimize?</text:p>
            <text:p text:style-name="P20"/>
          </table:table-cell>
        </table:table-row>
        <table:table-row table:style-name="TableLine93924755149248">
          <table:table-cell table:style-name="Table4.A3" office:value-type="string">
            <text:p text:style-name="P20"/>
            <text:p text:style-name="P26">The number of components to be built, thus minimizing the resources and the time needed</text:p>
            <text:p text:style-name="P20"/>
          </table:table-cell>
        </table:table-row>
        <table:table-row table:style-name="Table4.2">
          <table:table-cell table:style-name="Table4.A2" office:value-type="string">
            <text:p text:style-name="P12"/>
            <text:p text:style-name="P13">What is the difference between a statically linked and a dynamically linked executable object?</text:p>
            <text:p text:style-name="P12"/>
          </table:table-cell>
        </table:table-row>
        <table:table-row table:style-name="Table4.2">
          <table:table-cell table:style-name="Table4.A3" office:value-type="string">
            <text:p text:style-name="P12"/>
            <text:p text:style-name="P12">A statically linked executable packages all its dependencies internally. A dynamically linked executable contains external references to its dependencies, which are then loaded at run-time as needed.</text:p>
            <text:p text:style-name="P12"/>
          </table:table-cell>
        </table:table-row>
        <table:table-row table:style-name="Table4.2">
          <table:table-cell table:style-name="Table4.A2" office:value-type="string">
            <text:p text:style-name="P12"/>
            <text:p text:style-name="P12">A software system must always be built from a clean environment.</text:p>
            <text:p text:style-name="P12">True/False? Why?</text:p>
            <text:p text:style-name="P12"/>
          </table:table-cell>
        </table:table-row>
        <table:table-row table:style-name="Table4.2">
          <table:table-cell table:style-name="Table4.A3" office:value-type="string">
            <text:p text:style-name="P12"/>
            <text:p text:style-name="P12">True. A clean environment guarantees the build process is not influenced (positively or negatively) by unwanted dependencies</text:p>
            <text:p text:style-name="P12"/>
          </table:table-cell>
        </table:table-row>
        <table:table-row table:style-name="Table4.2">
          <table:table-cell table:style-name="Table4.A2" office:value-type="string">
            <text:p text:style-name="P12"/>
            <text:p text:style-name="P12">The build process typically involves 3 systems.</text:p>
            <text:p text:style-name="P12">Which ones?</text:p>
            <text:p text:style-name="P12"/>
          </table:table-cell>
        </table:table-row>
        <table:table-row table:style-name="Table4.2">
          <table:table-cell table:style-name="Table4.A3" office:value-type="string">
            <text:p text:style-name="P12"/>
            <text:p text:style-name="P12">Development, build and target systems</text:p>
            <text:p text:style-name="P12"/>
          </table:table-cell>
        </table:table-row>
        <table:table-row table:style-name="Table4.2">
          <table:table-cell table:style-name="Table4.A2" office:value-type="string">
            <text:p text:style-name="P12"/>
            <text:p text:style-name="P12">With mvn (Maven) what is the phase normally linked to the building of the final distributable artifact?</text:p>
            <text:p text:style-name="P12"/>
          </table:table-cell>
        </table:table-row>
        <table:table-row table:style-name="Table4.2">
          <table:table-cell table:style-name="Table4.A3" office:value-type="string">
            <text:p text:style-name="P12"/>
            <text:p text:style-name="P12">Package</text:p>
            <text:p text:style-name="P12"/>
          </table:table-cell>
        </table:table-row>
        <table:table-row table:style-name="Table4.2">
          <table:table-cell table:style-name="Table4.A2" office:value-type="string">
            <text:p text:style-name="P12"/>
            <text:p text:style-name="P12">In mvn (Maven) what section of the configuration file refers to the building of the artifacts?</text:p>
            <text:p text:style-name="P12"/>
          </table:table-cell>
        </table:table-row>
        <table:table-row table:style-name="Table4.2">
          <table:table-cell table:style-name="Table4.A3" office:value-type="string">
            <text:p text:style-name="P12"/>
            <text:p text:style-name="P12">la sezione ```build```</text:p>
            <text:p text:style-name="P12"/>
          </table:table-cell>
        </table:table-row>
        <table:table-row table:style-name="Table4.2">
          <table:table-cell table:style-name="Table4.A2" office:value-type="string">
            <text:p text:style-name="P12"/>
          </table:table-cell>
        </table:table-row>
        <table:table-row table:style-name="Table4.23">
          <table:table-cell table:style-name="Table4.A23" office:value-type="string">
            <text:p text:style-name="P33"/>
          </table:table-cell>
        </table:table-row>
      </table:table>
      <table:table table:name="Table5" table:style-name="Table5" table:template-name="Box List Green">
        <table:table-column table:style-name="Table5.A"/>
        <text:soft-page-break/>
        <table:table-row table:style-name="TableLine93924755158928">
          <table:table-cell table:style-name="Table5.A1" office:value-type="string">
            <text:p text:style-name="P42">Software <text:span text:style-name="T7">Design</text:span></text:p>
          </table:table-cell>
        </table:table-row>
        <table:table-row table:style-name="Table5.2">
          <table:table-cell table:style-name="Table5.A2" office:value-type="string">
            <text:p text:style-name="P51">In object-orientation, a class should be designed to represent... what?</text:p>
          </table:table-cell>
        </table:table-row>
        <table:table-row table:style-name="TableLine93924755249952">
          <table:table-cell table:style-name="Table5.A3" office:value-type="string">
            <text:p text:style-name="P21"/>
            <text:p text:style-name="P21">what an entity IS</text:p>
            <text:p text:style-name="P21"/>
          </table:table-cell>
        </table:table-row>
        <table:table-row table:style-name="TableLine93924755250800">
          <table:table-cell table:style-name="Table5.A2" office:value-type="string">
            <text:p text:style-name="P21">A sufficient implementation of a software component is one, that...</text:p>
            <text:p text:style-name="P21"/>
          </table:table-cell>
        </table:table-row>
        <table:table-row table:style-name="TableLine93924755251440">
          <table:table-cell table:style-name="Table5.A3" office:value-type="string">
            <text:p text:style-name="P21"/>
            <text:p text:style-name="P21">captures the characteristics of its abstraction, that are necessary for a meaningful and efficient interaction</text:p>
            <text:p text:style-name="P21"/>
          </table:table-cell>
        </table:table-row>
        <table:table-row table:style-name="Table5.2">
          <table:table-cell table:style-name="Table5.A2" office:value-type="string">
            <text:p text:style-name="P21"/>
            <text:p text:style-name="P21">A complete implementation of a software component is one that...</text:p>
            <text:p text:style-name="P21"/>
          </table:table-cell>
        </table:table-row>
        <table:table-row table:style-name="TableLine93924755253056">
          <table:table-cell table:style-name="Table5.A3" office:value-type="string">
            <text:p text:style-name="P21"/>
            <text:p text:style-name="P21">captures ALL the characteristics of its abstraction</text:p>
            <text:p text:style-name="P21"/>
          </table:table-cell>
        </table:table-row>
        <table:table-row table:style-name="TableLine93924755253616">
          <table:table-cell table:style-name="Table5.A2" office:value-type="string">
            <text:p text:style-name="P21"/>
            <text:p text:style-name="P21">A primitive implementation of a software component is one that...</text:p>
            <text:p text:style-name="P21"/>
          </table:table-cell>
        </table:table-row>
        <table:table-row table:style-name="TableLine93924755254288">
          <table:table-cell table:style-name="Table5.A3" office:value-type="string">
            <text:p text:style-name="P21"/>
            <text:p text:style-name="P21">cannot be realized without access to the internal characteristics of its abstraction</text:p>
            <text:p text:style-name="P21"/>
          </table:table-cell>
        </table:table-row>
        <table:table-row table:style-name="TableLine93924755254880">
          <table:table-cell table:style-name="Table5.A2" office:value-type="string">
            <text:p text:style-name="P21"/>
            <text:p text:style-name="P21">Single Responsibility Principle or SRP. Define briefly...</text:p>
            <text:p text:style-name="P21"/>
          </table:table-cell>
        </table:table-row>
        <table:table-row table:style-name="TableLine93924755255472">
          <table:table-cell table:style-name="Table5.A3" office:value-type="string">
            <text:p text:style-name="P21"/>
            <text:p text:style-name="P27">The principle for which software components must be developed in such a way that they respond to a single role's requirements</text:p>
            <text:p text:style-name="P21"/>
          </table:table-cell>
        </table:table-row>
        <table:table-row table:style-name="Table5.2">
          <table:table-cell table:style-name="Table5.A2" office:value-type="string">
            <text:p text:style-name="P14">Open-Closed Principle or OCP. Define briefly...</text:p>
            <text:p text:style-name="P14"/>
          </table:table-cell>
        </table:table-row>
        <table:table-row table:style-name="Table5.2">
          <table:table-cell table:style-name="Table5.A3" office:value-type="string">
            <text:p text:style-name="P14"/>
            <text:p text:style-name="P14">The principle for which software components must be developed so that their funcionalities may be extended without changing their implementation</text:p>
            <text:p text:style-name="P14"/>
          </table:table-cell>
        </table:table-row>
        <table:table-row table:style-name="Table5.2">
          <table:table-cell table:style-name="Table5.A2" office:value-type="string">
            <text:p text:style-name="P14"/>
            <text:p text:style-name="P14">Liskov Substitution Principle or LSP. Define briefly...</text:p>
            <text:p text:style-name="P14"/>
          </table:table-cell>
        </table:table-row>
        <table:table-row table:style-name="Table5.2">
          <table:table-cell table:style-name="Table5.A3" office:value-type="string">
            <text:p text:style-name="P14"/>
            <text:p text:style-name="P14">A principle that refers to subtyping relations for which the nature of these relations is semantic rather than purely sintactic</text:p>
            <text:p text:style-name="P14"/>
          </table:table-cell>
        </table:table-row>
        <table:table-row table:style-name="Table5.2">
          <table:table-cell table:style-name="Table5.A2" office:value-type="string">
            <text:p text:style-name="P3"><text:bookmark text:name="yui_3_17_2_1_1654242976507_290"/><text:bookmark text:name="yui_3_17_2_1_1654242976507_291"/><text:span text:style-name="Emphasis"><text:span text:style-name="T1">Interface Segregation Principle</text:span></text:span><text:span text:style-name="T2"> or ISP. Define briefly...</text:span></text:p>
          </table:table-cell>
        </table:table-row>
        <table:table-row table:style-name="Table5.2">
          <table:table-cell table:style-name="Table5.A3" office:value-type="string">
            <text:p text:style-name="P14"/>
            <text:p text:style-name="P14">A principle for which no components should be forced to depend on methods they do not use, thus suggesting the definition of smaller, more focussed, interfaces</text:p>
            <text:p text:style-name="P14"/>
          </table:table-cell>
        </table:table-row>
        <table:table-row table:style-name="Table5.2">
          <table:table-cell table:style-name="Table5.A2" office:value-type="string">
            <text:p text:style-name="P14"/>
            <text:p text:style-name="P14">Dependency Inversion Principle or DIP. Define briefly...</text:p>
            <text:p text:style-name="P14"/>
          </table:table-cell>
        </table:table-row>
        <table:table-row table:style-name="Table5.2">
          <table:table-cell table:style-name="Table5.A3" office:value-type="string">
            <text:p text:style-name="P14"/>
            <text:p text:style-name="P14">A principle for which the conventional dependency relationship between high (policy) level modules and low (mechanism) level modules are reversed, thus making higher level modules independent of the lower level modules implementations</text:p>
            <text:p text:style-name="P14"/>
          </table:table-cell>
        </table:table-row>
        <table:table-row table:style-name="Table5.2">
          <table:table-cell table:style-name="Table5.A2" office:value-type="string">
            <text:p text:style-name="P14"/>
            <text:p text:style-name="P14">Encapsulation. Define briefly...</text:p>
            <text:p text:style-name="P14"/>
          </table:table-cell>
        </table:table-row>
        <table:table-row table:style-name="Table5.2">
          <table:table-cell table:style-name="Table5.A3" office:value-type="string">
            <text:p text:style-name="P14"/>
            <text:p text:style-name="P14">A programming language device, that allows the bundling of data and the methods/functions that operate on that data</text:p>
            <text:p text:style-name="P14"/>
          </table:table-cell>
        </table:table-row>
        <table:table-row table:style-name="Table5.2">
          <table:table-cell table:style-name="Table5.A2" office:value-type="string">
            <text:p text:style-name="P14"/>
            <text:p text:style-name="P14">Information hiding is that design principle, that aims to hide... what exactly?</text:p>
            <text:p text:style-name="P14"/>
          </table:table-cell>
        </table:table-row>
        <table:table-row table:style-name="Table5.2">
          <table:table-cell table:style-name="Table5.A3" office:value-type="string">
            <text:p text:style-name="P14"/>
            <text:p text:style-name="P14">The design decisions that are most likely to change</text:p>
            <text:p text:style-name="P14"/>
          </table:table-cell>
        </table:table-row>
        <table:table-row table:style-name="Table5.2">
          <table:table-cell table:style-name="Table5.A2" office:value-type="string">
            <text:p text:style-name="P14"/>
            <text:p text:style-name="P14">Architectural design. Define briefly...</text:p>
            <text:p text:style-name="P14"><text:soft-page-break/></text:p>
          </table:table-cell>
        </table:table-row>
        <table:table-row table:style-name="Table5.2">
          <table:table-cell table:style-name="Table5.A3" office:value-type="string">
            <text:p text:style-name="P14"/>
            <text:p text:style-name="P14">The process (as a series of decisions) that identifies the main structural components of a system and their relationships</text:p>
            <text:p text:style-name="P14"/>
          </table:table-cell>
        </table:table-row>
        <table:table-row table:style-name="Table5.2">
          <table:table-cell table:style-name="Table5.A2" office:value-type="string">
            <text:p text:style-name="P14"/>
            <text:p text:style-name="P14">The measure of the strength of relationship of the elements in a module is called...</text:p>
            <text:p text:style-name="P14"/>
          </table:table-cell>
        </table:table-row>
        <table:table-row table:style-name="Table5.2">
          <table:table-cell table:style-name="Table5.A3" office:value-type="string">
            <text:p text:style-name="P14"/>
            <text:p text:style-name="P14">Cohesion</text:p>
            <text:p text:style-name="P14"/>
          </table:table-cell>
        </table:table-row>
        <table:table-row table:style-name="Table5.2">
          <table:table-cell table:style-name="Table5.A2" office:value-type="string">
            <text:p text:style-name="P14"/>
            <text:p text:style-name="P14">Coupling. Define briefly.</text:p>
            <text:p text:style-name="P14"/>
          </table:table-cell>
        </table:table-row>
        <table:table-row table:style-name="Table5.2">
          <table:table-cell table:style-name="Table5.A3" office:value-type="string">
            <text:p text:style-name="P14"/>
            <text:p text:style-name="P14">The degree of interdependence between software modules</text:p>
            <text:p text:style-name="P14"/>
          </table:table-cell>
        </table:table-row>
        <table:table-row table:style-name="Table5.2">
          <table:table-cell table:style-name="Table5.A2" office:value-type="string">
            <text:p text:style-name="P14"/>
            <text:p text:style-name="P14">A functional approach to system decomposition is indicated in what type of context?</text:p>
            <text:p text:style-name="P14"/>
          </table:table-cell>
        </table:table-row>
        <table:table-row table:style-name="Table5.2">
          <table:table-cell table:style-name="Table5.A3" office:value-type="string">
            <text:p text:style-name="P14"/>
            <text:p text:style-name="P14">In a stable context (i.e., one in which requirements are stable)</text:p>
            <text:p text:style-name="P14"/>
          </table:table-cell>
        </table:table-row>
        <table:table-row table:style-name="Table5.2">
          <table:table-cell table:style-name="Table5.A2" office:value-type="string">
            <text:p text:style-name="P14"/>
            <text:p text:style-name="P14">An object-oriented approach to system decomposition is indicated in what type of context?</text:p>
            <text:p text:style-name="P14"/>
          </table:table-cell>
        </table:table-row>
        <table:table-row table:style-name="Table5.2">
          <table:table-cell table:style-name="Table5.A3" office:value-type="string">
            <text:p text:style-name="P14"/>
            <text:p text:style-name="P14"><text:s/>In a complex context (i.e., one in which requirements are unstable and/or evolve)</text:p>
            <text:p text:style-name="P14"/>
          </table:table-cell>
        </table:table-row>
        <table:table-row table:style-name="Table5.2">
          <table:table-cell table:style-name="Table5.A2" office:value-type="string">
            <text:p text:style-name="P14"/>
            <text:p text:style-name="P14">Software is subject to continuous change. For this reason we want to design components, that, when modified, allow to minimize... what exactly?</text:p>
            <text:p text:style-name="P14"/>
          </table:table-cell>
        </table:table-row>
        <table:table-row table:style-name="Table5.2">
          <table:table-cell table:style-name="Table5.A3" office:value-type="string">
            <text:p text:style-name="P14"/>
            <text:p text:style-name="P14">The number of changes to related components</text:p>
            <text:p text:style-name="P14"/>
          </table:table-cell>
        </table:table-row>
        <table:table-row table:style-name="Table5.2">
          <table:table-cell table:style-name="Table5.A2" office:value-type="string">
            <text:p text:style-name="P14"/>
            <text:p text:style-name="P14">The OSI model is an example of the fundamental design principle called Separation of Concerns (SoC). What type of architecture is used?</text:p>
            <text:p text:style-name="P14"/>
          </table:table-cell>
        </table:table-row>
        <table:table-row table:style-name="Table5.2">
          <table:table-cell table:style-name="Table5.A3" office:value-type="string">
            <text:p text:style-name="P14"/>
            <text:p text:style-name="P14">A multi layer architecture</text:p>
            <text:p text:style-name="P14"/>
          </table:table-cell>
        </table:table-row>
        <table:table-row table:style-name="Table5.2">
          <table:table-cell table:style-name="Table5.A2" office:value-type="string">
            <text:p text:style-name="P14"/>
            <text:p text:style-name="P14">In object-orientation, inheritance somewhat conflicts with loose coupling. Why?</text:p>
            <text:p text:style-name="P14"/>
          </table:table-cell>
        </table:table-row>
        <table:table-row table:style-name="Table5.2">
          <table:table-cell table:style-name="Table5.A3" office:value-type="string">
            <text:p text:style-name="P14"/>
            <text:p text:style-name="P14">Because in a parent-child inheritance structure the changes made to the parent directly and inevitably impact the child (thus contrasting with the ideal of loosely coupled components)</text:p>
            <text:p text:style-name="P14"/>
          </table:table-cell>
        </table:table-row>
        <table:table-row table:style-name="Table5.2">
          <table:table-cell table:style-name="Table5.A2" office:value-type="string">
            <text:p text:style-name="P14"/>
            <text:p text:style-name="P14">"Program to an interface, rather than to an implementation". Elaborate briefly...</text:p>
            <text:p text:style-name="P14"/>
          </table:table-cell>
        </table:table-row>
        <table:table-row table:style-name="Table5.2">
          <table:table-cell table:style-name="Table5.A3" office:value-type="string">
            <text:p text:style-name="P14"/>
            <text:p text:style-name="P14">Software components should be coupled to contracts (i.e., interfaces) rather than to concretions (i.e., implementations), so that the latter can vary and/or can be replaced freely, rendering the design more flexible and easier to evolve</text:p>
            <text:p text:style-name="P14"/>
          </table:table-cell>
        </table:table-row>
        <table:table-row table:style-name="Table5.2">
          <table:table-cell table:style-name="Table5.A2" office:value-type="string">
            <text:p text:style-name="P14">Polymorphism. Define briefly...</text:p>
            <text:p text:style-name="P14"/>
          </table:table-cell>
        </table:table-row>
        <table:table-row table:style-name="Table5.2">
          <table:table-cell table:style-name="Table5.A3" office:value-type="string">
            <text:p text:style-name="P14"/>
            <text:p text:style-name="P14">The provision of a single _interface_ to entities of different _types_</text:p>
            <text:p text:style-name="P14"/>
          </table:table-cell>
        </table:table-row>
        <table:table-row table:style-name="Table5.2">
          <table:table-cell table:style-name="Table5.A2" office:value-type="string">
            <text:p text:style-name="P14"/>
            <text:p text:style-name="P14">In object-orientation, an interface should be designed to represent... what?</text:p>
            <text:p text:style-name="P14"/>
          </table:table-cell>
        </table:table-row>
        <table:table-row table:style-name="Table5.2">
          <table:table-cell table:style-name="Table5.A3" office:value-type="string">
            <text:p text:style-name="P14"/>
            <text:p text:style-name="P14">what an entity DOES</text:p>
            <text:p text:style-name="P14"/>
          </table:table-cell>
        </table:table-row>
        <table:table-row table:style-name="Table5.2">
          <table:table-cell table:style-name="Table5.A2" office:value-type="string">
            <text:p text:style-name="P14"/>
          </table:table-cell>
        </table:table-row>
        <table:table-row table:style-name="Table5.47">
          <table:table-cell table:style-name="Table5.A47" office:value-type="string">
            <text:p text:style-name="P34"/>
          </table:table-cell>
        </table:table-row>
      </table:table>
      <table:table table:name="Table6" table:style-name="Table6" table:template-name="Box List Green">
        <table:table-column table:style-name="Table6.A"/>
        <text:soft-page-break/>
        <table:table-row table:style-name="TableLine93924755281648">
          <table:table-cell table:style-name="Table6.A1" office:value-type="string">
            <text:p text:style-name="P43">Software Processes</text:p>
          </table:table-cell>
        </table:table-row>
        <table:table-row table:style-name="Table6.2">
          <table:table-cell table:style-name="Table6.A2" office:value-type="string">
            <text:p text:style-name="P52">What are the 3 phases of the improvement cycle of software processes?</text:p>
          </table:table-cell>
        </table:table-row>
        <table:table-row table:style-name="TableLine93924755347296">
          <table:table-cell table:style-name="Table6.A3" office:value-type="string">
            <text:p text:style-name="P22"/>
            <text:p text:style-name="P22">Measure, analyze, modify</text:p>
            <text:p text:style-name="P22"/>
          </table:table-cell>
        </table:table-row>
        <table:table-row table:style-name="TableLine93924755353184">
          <table:table-cell table:style-name="Table6.A2" office:value-type="string">
            <text:p text:style-name="P22"/>
            <text:p text:style-name="P22">What is that one constant and underlying element in all software processes, that must always be accounted for (1 word)?</text:p>
            <text:p text:style-name="P22"/>
          </table:table-cell>
        </table:table-row>
        <table:table-row table:style-name="TableLine93924755353856">
          <table:table-cell table:style-name="Table6.A3" office:value-type="string">
            <text:p text:style-name="P22"/>
            <text:p text:style-name="P22">Change</text:p>
            <text:p text:style-name="P22"/>
          </table:table-cell>
        </table:table-row>
        <table:table-row table:style-name="Table6.2">
          <table:table-cell table:style-name="Table6.A2" office:value-type="string">
            <text:p text:style-name="P22"/>
            <text:p text:style-name="P22">Software evolution is that software process that takes place... when?</text:p>
            <text:p text:style-name="P22"/>
          </table:table-cell>
        </table:table-row>
        <table:table-row table:style-name="TableLine93924755359696">
          <table:table-cell table:style-name="Table6.A3" office:value-type="string">
            <text:p text:style-name="P22"/>
            <text:p text:style-name="P22">When software systems must be changed to satisfy new requirements</text:p>
            <text:p text:style-name="P22"/>
          </table:table-cell>
        </table:table-row>
        <table:table-row table:style-name="TableLine93924755360256">
          <table:table-cell table:style-name="Table6.A2" office:value-type="string">
            <text:p text:style-name="P22"/>
            <text:p text:style-name="P22">One of the general process models is the waterfall model. Describe it briefly in one sentence.</text:p>
            <text:p text:style-name="P22"/>
          </table:table-cell>
        </table:table-row>
        <table:table-row table:style-name="TableLine93924755360928">
          <table:table-cell table:style-name="Table6.A3" office:value-type="string">
            <text:p text:style-name="P22"/>
            <text:p text:style-name="P22">A model that organizes the processes activities in separate and sequential phases and delivers the final system only at the end</text:p>
            <text:p text:style-name="P22"/>
          </table:table-cell>
        </table:table-row>
        <table:table-row table:style-name="TableLine93924755361520">
          <table:table-cell table:style-name="Table6.A2" office:value-type="string">
            <text:p text:style-name="P22"/>
            <text:p text:style-name="P22">One of the general process models is the integration and configuration model. Describe it briefly in one sentence.</text:p>
            <text:p text:style-name="P22"/>
          </table:table-cell>
        </table:table-row>
        <table:table-row table:style-name="TableLine93924755362112">
          <table:table-cell table:style-name="Table6.A3" office:value-type="string">
            <text:p text:style-name="P22"/>
            <text:p text:style-name="P28">A model that delivers the final system by reusing existing component, by configuring and integrating them based on the context of the project</text:p>
            <text:p text:style-name="P22"/>
          </table:table-cell>
        </table:table-row>
        <table:table-row table:style-name="Table6.2">
          <table:table-cell table:style-name="Table6.A2" office:value-type="string">
            <text:p text:style-name="P15"/>
            <text:p text:style-name="P15">One of the general process models is the incremental model. Describe it briefly in one sentence.</text:p>
            <text:p text:style-name="P15"/>
          </table:table-cell>
        </table:table-row>
        <table:table-row table:style-name="Table6.2">
          <table:table-cell table:style-name="Table6.A3" office:value-type="string">
            <text:p text:style-name="P15"/>
            <text:p text:style-name="P15">A model that organizes the processes activities in interleaved phases and develops and delivers the system in subsequent versions (increments)</text:p>
            <text:p text:style-name="P15"/>
          </table:table-cell>
        </table:table-row>
        <table:table-row table:style-name="Table6.2">
          <table:table-cell table:style-name="Table6.A2" office:value-type="string">
            <text:p text:style-name="P15">Software engineers should always aim at improving software processes to improve the quality of software products, reduce development time and effort, and reduce costs.</text:p>
            <text:p text:style-name="P15">What should software processes refinement and change be based on?</text:p>
            <text:p text:style-name="P15"/>
          </table:table-cell>
        </table:table-row>
        <table:table-row table:style-name="Table6.2">
          <table:table-cell table:style-name="Table6.A3" office:value-type="string">
            <text:p text:style-name="P15"/>
            <text:p text:style-name="P15">Measurements, objective data and their analysis</text:p>
            <text:p text:style-name="P15"/>
          </table:table-cell>
        </table:table-row>
        <table:table-row table:style-name="Table6.2">
          <table:table-cell table:style-name="Table6.A2" office:value-type="string">
            <text:p text:style-name="P15"/>
            <text:p text:style-name="P15">What are the three main general process models?</text:p>
            <text:p text:style-name="P15"/>
          </table:table-cell>
        </table:table-row>
        <table:table-row table:style-name="Table6.2">
          <table:table-cell table:style-name="Table6.A3" office:value-type="string">
            <text:p text:style-name="P15"/>
            <text:p text:style-name="P15">Waterfall model. Incremental model. Integration and configuration model.</text:p>
            <text:p text:style-name="P15"/>
          </table:table-cell>
        </table:table-row>
        <table:table-row table:style-name="Table6.2">
          <table:table-cell table:style-name="Table6.A2" office:value-type="string">
            <text:p text:style-name="P15"/>
            <text:p text:style-name="P15">What do general process models define?</text:p>
            <text:p text:style-name="P15"/>
          </table:table-cell>
        </table:table-row>
        <table:table-row table:style-name="Table6.2">
          <table:table-cell table:style-name="Table6.A3" office:value-type="string">
            <text:p text:style-name="P15"/>
            <text:p text:style-name="P15">The approach to software development. The organization of software processes.</text:p>
            <text:p text:style-name="P15"/>
          </table:table-cell>
        </table:table-row>
        <table:table-row table:style-name="Table6.2">
          <table:table-cell table:style-name="Table6.A2" office:value-type="string">
            <text:p text:style-name="P15"/>
            <text:p text:style-name="P15">What do iterative process models approach change with?</text:p>
            <text:p text:style-name="P15"/>
          </table:table-cell>
        </table:table-row>
        <table:table-row table:style-name="Table6.2">
          <table:table-cell table:style-name="Table6.A3" office:value-type="string">
            <text:p text:style-name="P15"/>
            <text:p text:style-name="P15">With tolerance</text:p>
            <text:p text:style-name="P15"/>
          </table:table-cell>
        </table:table-row>
        <table:table-row table:style-name="Table6.2">
          <table:table-cell table:style-name="Table6.A2" office:value-type="string">
            <text:p text:style-name="P15"/>
            <text:p text:style-name="P15">Software design and development are those processes that ... serve what purpose?</text:p>
            <text:p text:style-name="P15"/>
          </table:table-cell>
        </table:table-row>
        <table:table-row table:style-name="Table6.2">
          <table:table-cell table:style-name="Table6.A3" office:value-type="string">
            <text:p text:style-name="P15"/>
            <text:p text:style-name="P15">Turn software specifications into executable software systems</text:p>
            <text:p text:style-name="P15"><text:soft-page-break/></text:p>
          </table:table-cell>
        </table:table-row>
        <table:table-row table:style-name="Table6.2">
          <table:table-cell table:style-name="Table6.A2" office:value-type="string">
            <text:p text:style-name="P15"/>
            <text:p text:style-name="P15">What does prototyping approach change with?</text:p>
            <text:p text:style-name="P15"/>
          </table:table-cell>
        </table:table-row>
        <table:table-row table:style-name="Table6.2">
          <table:table-cell table:style-name="Table6.A3" office:value-type="string">
            <text:p text:style-name="P15"/>
            <text:p text:style-name="P15">With anticipation</text:p>
            <text:p text:style-name="P15"/>
          </table:table-cell>
        </table:table-row>
        <table:table-row table:style-name="Table6.2">
          <table:table-cell table:style-name="Table6.A2" office:value-type="string">
            <text:p text:style-name="P15"/>
            <text:p text:style-name="P15">Software processes are the set of activities aimed at ... software systems.</text:p>
            <text:p text:style-name="P15">What is the missing word?</text:p>
            <text:p text:style-name="P15"/>
          </table:table-cell>
        </table:table-row>
        <table:table-row table:style-name="Table6.2">
          <table:table-cell table:style-name="Table6.A3" office:value-type="string">
            <text:p text:style-name="P15"/>
            <text:p text:style-name="P15">Producing</text:p>
            <text:p text:style-name="P15"/>
          </table:table-cell>
        </table:table-row>
        <table:table-row table:style-name="Table6.2">
          <table:table-cell table:style-name="Table6.A2" office:value-type="string">
            <text:p text:style-name="P15"/>
            <text:p text:style-name="P15">What do waterfall process models approach change with?</text:p>
            <text:p text:style-name="P15"/>
          </table:table-cell>
        </table:table-row>
        <table:table-row table:style-name="Table6.2">
          <table:table-cell table:style-name="Table6.A3" office:value-type="string">
            <text:p text:style-name="P15"/>
            <text:p text:style-name="P15"><text:s/>With (very) little flexibility</text:p>
            <text:p text:style-name="P15"/>
          </table:table-cell>
        </table:table-row>
        <table:table-row table:style-name="Table6.2">
          <table:table-cell table:style-name="Table6.A2" office:value-type="string">
            <text:p text:style-name="P15"/>
            <text:p text:style-name="P15"/>
            <text:p text:style-name="P15">Software validation deals with...</text:p>
            <text:p text:style-name="P15"/>
          </table:table-cell>
        </table:table-row>
        <table:table-row table:style-name="Table6.2">
          <table:table-cell table:style-name="Table6.A3" office:value-type="string">
            <text:p text:style-name="P15"/>
            <text:p text:style-name="P15">making sure that a software system complies with requirements and that actually sastifies users' needs</text:p>
            <text:p text:style-name="P15"/>
          </table:table-cell>
        </table:table-row>
        <table:table-row table:style-name="Table6.2">
          <table:table-cell table:style-name="Table6.A2" office:value-type="string">
            <text:p text:style-name="P2"/>
          </table:table-cell>
        </table:table-row>
        <table:table-row table:style-name="Table6.33">
          <table:table-cell table:style-name="Table6.A33" office:value-type="string">
            <text:p text:style-name="P7"/>
          </table:table-cell>
        </table:table-row>
      </table:table>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text:p>
      <table:table table:name="Table7" table:style-name="Table7" table:template-name="Box List Green">
        <table:table-column table:style-name="Table7.A"/>
        <table:table-row table:style-name="TableLine93924755398480">
          <table:table-cell table:style-name="Table7.A1" office:value-type="string">
            <text:p text:style-name="P44">Requirements engineering</text:p>
          </table:table-cell>
        </table:table-row>
        <table:table-row table:style-name="Table7.2">
          <table:table-cell table:style-name="Table7.A2" office:value-type="string">
            <text:p text:style-name="P53"/>
            <text:p text:style-name="P53">Look at the two requirements defined below by engineers ENG1 and ENG2. Whose definition is best and why?<text:span text:style-name="T8">[example]</text:span></text:p>
          </table:table-cell>
        </table:table-row>
        <table:table-row table:style-name="TableLine93924755450368">
          <table:table-cell table:style-name="Table7.A3" office:value-type="string">
            <text:p text:style-name="P23"/>
            <text:p text:style-name="P23"><text:s/>ENG2. She defines a clear and measurable requirement.</text:p>
            <text:p text:style-name="P23"/>
          </table:table-cell>
        </table:table-row>
        <table:table-row table:style-name="TableLine93924755451344">
          <table:table-cell table:style-name="Table7.A2" office:value-type="string">
            <text:p text:style-name="P23"/>
            <text:p text:style-name="P23">According to I.Sommerville, a requirement is...</text:p>
            <text:p text:style-name="P23"/>
          </table:table-cell>
        </table:table-row>
        <table:table-row table:style-name="TableLine93924755451984">
          <table:table-cell table:style-name="Table7.A3" office:value-type="string">
            <text:p text:style-name="P23"/>
            <text:p text:style-name="P23">a statement of a system service or of a system constraint</text:p>
            <text:p text:style-name="P23"/>
          </table:table-cell>
        </table:table-row>
        <table:table-row table:style-name="Table7.2">
          <table:table-cell table:style-name="Table7.A2" office:value-type="string">
            <text:p text:style-name="P23"/>
            <text:p text:style-name="P23">Requirements engineering is the process of establishing 3 main aspects about a system. What are they?</text:p>
            <text:p text:style-name="P23"/>
          </table:table-cell>
        </table:table-row>
        <table:table-row table:style-name="TableLine93924755453600">
          <table:table-cell table:style-name="Table7.A3" office:value-type="string">
            <text:p text:style-name="P23"/>
            <text:p text:style-name="P23">(1)The services a customer requires from the system; (2)The constraints under which it must operate; (3)The constraints under which it must be developed</text:p>
            <text:p text:style-name="P23"/>
          </table:table-cell>
        </table:table-row>
        <table:table-row table:style-name="TableLine93924755454160">
          <table:table-cell table:style-name="Table7.A2" office:value-type="string">
            <text:p text:style-name="P23"/>
            <text:p text:style-name="P23">Requirements engineering is an iterative and incremental process, that includes 3 main phases. What are they?</text:p>
            <text:p text:style-name="P23"/>
          </table:table-cell>
        </table:table-row>
        <table:table-row table:style-name="TableLine93924755454832">
          <table:table-cell table:style-name="Table7.A3" office:value-type="string">
            <text:p text:style-name="P23"/>
            <text:p text:style-name="P23">Elicitation, specification and validation</text:p>
            <text:p text:style-name="P23"/>
          </table:table-cell>
        </table:table-row>
        <table:table-row table:style-name="TableLine93924755455424">
          <table:table-cell table:style-name="Table7.A2" office:value-type="string">
            <text:p text:style-name="P23"/>
            <text:p text:style-name="P23">What is a preliminary feasibility study useful to?</text:p>
            <text:p text:style-name="P23"/>
          </table:table-cell>
        </table:table-row>
        <table:table-row table:style-name="TableLine93924755456016">
          <table:table-cell table:style-name="Table7.A3" office:value-type="string">
            <text:p text:style-name="P23"/>
            <text:p text:style-name="P29">To establish if the system can be developed with the given resources, time and constraints</text:p>
            <text:p text:style-name="P23"/>
          </table:table-cell>
        </table:table-row>
        <table:table-row table:style-name="Table7.2">
          <table:table-cell table:style-name="Table7.A2" office:value-type="string">
            <text:p text:style-name="P16"/>
            <text:p text:style-name="P16">A system stakeholder is...</text:p>
            <text:p text:style-name="P16"/>
          </table:table-cell>
        </table:table-row>
        <table:table-row table:style-name="Table7.2">
          <table:table-cell table:style-name="Table7.A3" office:value-type="string">
            <text:p text:style-name="P16"/>
            <text:p text:style-name="P16">Any person or organization who is affected by the system and/or has a legitimate interest in it</text:p>
            <text:p text:style-name="P16"/>
          </table:table-cell>
        </table:table-row>
        <table:table-row table:style-name="Table7.2">
          <table:table-cell table:style-name="Table7.A2" office:value-type="string">
            <text:p text:style-name="P16"/>
            <text:p text:style-name="P16">What is a practical way of describing the difference between user requirements and system requirements?</text:p>
            <text:p text:style-name="P16"/>
          </table:table-cell>
        </table:table-row>
        <table:table-row table:style-name="Table7.2">
          <table:table-cell table:style-name="Table7.A3" office:value-type="string">
            <text:p text:style-name="P16"/>
            <text:p text:style-name="P16">User requirements describe requirements from the "problem" point of view. System requirements describe them from the "solution" point of view.</text:p>
            <text:p text:style-name="P16"/>
          </table:table-cell>
        </table:table-row>
        <table:table-row table:style-name="Table7.2">
          <table:table-cell table:style-name="Table7.A2" office:value-type="string">
            <text:p text:style-name="P16"/>
            <text:p text:style-name="P16">In short, functional requirements are...</text:p>
            <text:p text:style-name="P16"/>
          </table:table-cell>
        </table:table-row>
        <table:table-row table:style-name="Table7.2">
          <table:table-cell table:style-name="Table7.A3" office:value-type="string">
            <text:p text:style-name="P16"/>
            <text:p text:style-name="P16">statements of services the system should provide</text:p>
            <text:p text:style-name="P16"/>
          </table:table-cell>
        </table:table-row>
        <table:table-row table:style-name="Table7.2">
          <table:table-cell table:style-name="Table7.A2" office:value-type="string">
            <text:p text:style-name="P16"/>
            <text:p text:style-name="P16">In short, non-functional requirements are...</text:p>
            <text:p text:style-name="P16"/>
          </table:table-cell>
        </table:table-row>
        <table:table-row table:style-name="Table7.2">
          <table:table-cell table:style-name="Table7.A3" office:value-type="string">
            <text:p text:style-name="P16"/>
            <text:p text:style-name="P16">constraints under which the system must operate, be developed, standards it must abide to, etc.</text:p>
            <text:p text:style-name="P16"/>
          </table:table-cell>
        </table:table-row>
        <table:table-row table:style-name="Table7.2">
          <table:table-cell table:style-name="Table7.A2" office:value-type="string">
            <text:p text:style-name="P16"/>
            <text:p text:style-name="P16">What are two viable approaches to requirements elicitation?</text:p>
            <text:p text:style-name="P16"/>
          </table:table-cell>
        </table:table-row>
        <table:table-row table:style-name="Table7.2">
          <table:table-cell table:style-name="Table7.A3" office:value-type="string">
            <text:p text:style-name="P16"/>
            <text:p text:style-name="P16">Interviews (open or closed) and ethnography</text:p>
            <text:p text:style-name="P16"/>
          </table:table-cell>
        </table:table-row>
        <table:table-row table:style-name="Table7.2">
          <table:table-cell table:style-name="Table7.A2" office:value-type="string">
            <text:p text:style-name="P16"/>
            <text:p text:style-name="P16">What is the resulting artifact of requirements specification?</text:p>
            <text:p text:style-name="P16"/>
          </table:table-cell>
        </table:table-row>
        <table:table-row table:style-name="Table7.2">
          <table:table-cell table:style-name="Table7.A3" office:value-type="string">
            <text:p text:style-name="P16"/>
            <text:p text:style-name="P16"><text:soft-page-break/>A Software Requirements Specification (SRS) document</text:p>
            <text:p text:style-name="P16"/>
          </table:table-cell>
        </table:table-row>
        <table:table-row table:style-name="Table7.2">
          <table:table-cell table:style-name="Table7.A2" office:value-type="string">
            <text:p text:style-name="P16"/>
            <text:p text:style-name="P16">What is requirements validation concerned with?</text:p>
            <text:p text:style-name="P16"/>
          </table:table-cell>
        </table:table-row>
        <table:table-row table:style-name="Table7.2">
          <table:table-cell table:style-name="Table7.A3" office:value-type="string">
            <text:p text:style-name="P16"/>
            <text:p text:style-name="P16">With demonstrating that requirements define the system that customers really want</text:p>
            <text:p text:style-name="P16"/>
          </table:table-cell>
        </table:table-row>
        <table:table-row table:style-name="Table7.2">
          <table:table-cell table:style-name="Table7.A2" office:value-type="string">
            <text:p text:style-name="P16"/>
            <text:p text:style-name="P16">Requirements validation must check many aspects of the collected requirements. Name at least three of them.</text:p>
            <text:p text:style-name="P16"/>
          </table:table-cell>
        </table:table-row>
        <table:table-row table:style-name="Table7.2">
          <table:table-cell table:style-name="Table7.A3" office:value-type="string">
            <text:p text:style-name="P16"/>
            <text:p text:style-name="P16">Validity, consistency, completeness, realism, verifiability, comprehensibility, traceability, adaptability.</text:p>
            <text:p text:style-name="P16"/>
          </table:table-cell>
        </table:table-row>
        <table:table-row table:style-name="Table7.2">
          <table:table-cell table:style-name="Table7.A2" office:value-type="string">
            <text:p text:style-name="P16"/>
            <text:p text:style-name="P16">In practical terms, what does a use case describe?</text:p>
            <text:p text:style-name="P16"/>
          </table:table-cell>
        </table:table-row>
        <table:table-row table:style-name="Table7.2">
          <table:table-cell table:style-name="Table7.A3" office:value-type="string">
            <text:p text:style-name="P16"/>
            <text:p text:style-name="P16">It describes typical and exceptional ways in which a real-world actor interacts with the system</text:p>
            <text:p text:style-name="P16"/>
          </table:table-cell>
        </table:table-row>
        <table:table-row table:style-name="Table7.2">
          <table:table-cell table:style-name="Table7.A2" office:value-type="string">
            <text:p text:style-name="P16"/>
            <text:p text:style-name="P16">What is the typical device to capture requirements in agile models?</text:p>
            <text:p text:style-name="P16"/>
          </table:table-cell>
        </table:table-row>
        <table:table-row table:style-name="Table7.2">
          <table:table-cell table:style-name="Table7.A3" office:value-type="string">
            <text:p text:style-name="P16"/>
            <text:p text:style-name="P16">User stories</text:p>
            <text:p text:style-name="P16"/>
          </table:table-cell>
        </table:table-row>
        <table:table-row table:style-name="Table7.2">
          <table:table-cell table:style-name="Table7.A32" office:value-type="string">
            <text:p text:style-name="P35"/>
          </table:table-cell>
        </table:table-row>
      </table:table>
      <text:p text:style-name="P57"/>
      <table:table table:name="Table8" table:style-name="Table8" table:template-name="Box List Green">
        <table:table-column table:style-name="Table8.A"/>
        <table:table-row table:style-name="TableLine93924755472160">
          <table:table-cell table:style-name="Table8.A1" office:value-type="string">
            <text:p text:style-name="P45">UI design</text:p>
          </table:table-cell>
        </table:table-row>
        <table:table-row table:style-name="Table8.2">
          <table:table-cell table:style-name="Table8.A2" office:value-type="string">
            <text:p text:style-name="P54"/>
            <text:p text:style-name="P54">The internationalization (or i18n) process of a software product has to do with…</text:p>
          </table:table-cell>
        </table:table-row>
        <table:table-row table:style-name="TableLine93924755531200">
          <table:table-cell table:style-name="Table8.A3" office:value-type="string">
            <text:p text:style-name="P24"/>
            <text:p text:style-name="P24">designing and developing it so that it can be adapted to a target audience without engineering changes (supervises localization)</text:p>
            <text:p text:style-name="P24"/>
          </table:table-cell>
        </table:table-row>
        <table:table-row table:style-name="TableLine93924755532176">
          <table:table-cell table:style-name="Table8.A2" office:value-type="string">
            <text:p text:style-name="P24"/>
            <text:p text:style-name="P24">The localization (or i10n) process of a software product has to do with...</text:p>
            <text:p text:style-name="P24"/>
          </table:table-cell>
        </table:table-row>
        <table:table-row table:style-name="TableLine93924755532816">
          <table:table-cell table:style-name="Table8.A3" office:value-type="string">
            <text:p text:style-name="P24"/>
            <text:p text:style-name="P24">adapting it to a given region (underlies internationalization)</text:p>
            <text:p text:style-name="P24"/>
          </table:table-cell>
        </table:table-row>
        <table:table-row table:style-name="Table8.2">
          <table:table-cell table:style-name="Table8.A2" office:value-type="string">
            <text:p text:style-name="P24"/>
            <text:p text:style-name="P24">What does the principle of least surprise refer to?</text:p>
            <text:p text:style-name="P24"/>
          </table:table-cell>
        </table:table-row>
        <table:table-row table:style-name="TableLine93924755534432">
          <table:table-cell table:style-name="Table8.A3" office:value-type="string">
            <text:p text:style-name="P24"/>
            <text:p text:style-name="P24">To the fact that users should in principles be able to anticipate how the software component will behave</text:p>
            <text:p text:style-name="P24"/>
          </table:table-cell>
        </table:table-row>
        <table:table-row table:style-name="TableLine93924755534992">
          <table:table-cell table:style-name="Table8.A2" office:value-type="string">
            <text:p text:style-name="P24"/>
            <text:p text:style-name="P24">What does the principle of familiarity refer to?</text:p>
            <text:p text:style-name="P24"/>
          </table:table-cell>
        </table:table-row>
        <table:table-row table:style-name="TableLine93924755535664">
          <table:table-cell table:style-name="Table8.A3" office:value-type="string">
            <text:p text:style-name="P24"/>
            <text:p text:style-name="P24">To the fact that the software product should use concepts and terms familiar to the user</text:p>
            <text:p text:style-name="P24"/>
          </table:table-cell>
        </table:table-row>
        <table:table-row table:style-name="TableLine93924755536256">
          <table:table-cell table:style-name="Table8.A2" office:value-type="string">
            <text:p text:style-name="P24"/>
            <text:p text:style-name="P24">What does the principle of consistency refer to?</text:p>
            <text:p text:style-name="P24"/>
          </table:table-cell>
        </table:table-row>
        <table:table-row table:style-name="TableLine93924755536848">
          <table:table-cell table:style-name="Table8.A3" office:value-type="string">
            <text:p text:style-name="P24"/>
            <text:p text:style-name="P30">To the fact that comparable operations should be activated in comparable ways and that comparable components should have comparable formats</text:p>
            <text:p text:style-name="P24"/>
          </table:table-cell>
        </table:table-row>
        <table:table-row table:style-name="Table8.2">
          <table:table-cell table:style-name="Table8.A2" office:value-type="string">
            <text:p text:style-name="P17"/>
            <text:p text:style-name="P17">What does the principle of feedback refer to?</text:p>
            <text:p text:style-name="P17"/>
          </table:table-cell>
        </table:table-row>
        <table:table-row table:style-name="Table8.2">
          <table:table-cell table:style-name="Table8.A3" office:value-type="string">
            <text:p text:style-name="P17"/>
            <text:p text:style-name="P17">To the fact that the software should maintain a two-way communication with the user and provide visual and auditory feedback</text:p>
            <text:p text:style-name="P17"/>
          </table:table-cell>
        </table:table-row>
        <text:soft-page-break/>
        <table:table-row table:style-name="Table8.2">
          <table:table-cell table:style-name="Table8.A2" office:value-type="string">
            <text:p text:style-name="P17"/>
            <text:p text:style-name="P17">The degree to which a software can be used by specified consumers to achieve quantified objectives with effectiveness, efficiency, and satisfaction in a quantified context of use is said (1 word)...</text:p>
            <text:p text:style-name="P17"/>
          </table:table-cell>
        </table:table-row>
        <table:table-row table:style-name="Table8.2">
          <table:table-cell table:style-name="Table8.A3" office:value-type="string">
            <text:p text:style-name="P17"/>
            <text:p text:style-name="P17">usability</text:p>
            <text:p text:style-name="P17"/>
          </table:table-cell>
        </table:table-row>
        <table:table-row table:style-name="Table8.2">
          <table:table-cell table:style-name="Table8.A2" office:value-type="string">
            <text:p text:style-name="P17"/>
            <text:p text:style-name="P17">What does the memory load principle refer to?</text:p>
            <text:p text:style-name="P17"/>
          </table:table-cell>
        </table:table-row>
        <table:table-row table:style-name="Table8.2">
          <table:table-cell table:style-name="Table8.A3" office:value-type="string">
            <text:p text:style-name="P17"/>
            <text:p text:style-name="P17">To the fact that we must reduce that amount of information that users must remember between actions</text:p>
            <text:p text:style-name="P17"/>
          </table:table-cell>
        </table:table-row>
        <table:table-row table:style-name="Table8.2">
          <table:table-cell table:style-name="Table8.A2" office:value-type="string">
            <text:p text:style-name="P17"/>
            <text:p text:style-name="P17">What does the principle of efficiency refer to?</text:p>
            <text:p text:style-name="P17"/>
          </table:table-cell>
        </table:table-row>
        <table:table-row table:style-name="Table8.2">
          <table:table-cell table:style-name="Table8.A3" office:value-type="string">
            <text:p text:style-name="P17"/>
            <text:p text:style-name="P17">To the fact that we must seek efficiency in dialogue, motion and thought</text:p>
            <text:p text:style-name="P17"/>
          </table:table-cell>
        </table:table-row>
        <table:table-row table:style-name="Table8.2">
          <table:table-cell table:style-name="Table8.A2" office:value-type="string">
            <text:p text:style-name="P17"/>
            <text:p text:style-name="P17">What does the principle of recoverability refer to?</text:p>
            <text:p text:style-name="P17"/>
          </table:table-cell>
        </table:table-row>
        <table:table-row table:style-name="Table8.2">
          <table:table-cell table:style-name="Table8.A3" office:value-type="string">
            <text:p text:style-name="P17"/>
            <text:p text:style-name="P17">To the fact the we must allow users to recover from their errors</text:p>
            <text:p text:style-name="P17"/>
          </table:table-cell>
        </table:table-row>
        <table:table-row table:style-name="Table8.2">
          <table:table-cell table:style-name="Table8.A2" office:value-type="string">
            <text:p text:style-name="P17"/>
            <text:p text:style-name="P17">What does the principle of user guidance refer to?</text:p>
            <text:p text:style-name="P17"/>
          </table:table-cell>
        </table:table-row>
        <table:table-row table:style-name="Table8.2">
          <table:table-cell table:style-name="Table8.A3" office:value-type="string">
            <text:p text:style-name="P17"/>
            <text:p text:style-name="P17"><text:s/>To the fact that we must incorporate some context-sensitve user guidance and assistance</text:p>
            <text:p text:style-name="P17"/>
          </table:table-cell>
        </table:table-row>
        <table:table-row table:style-name="Table8.2">
          <table:table-cell table:style-name="Table8.A2" office:value-type="string">
            <text:p text:style-name="P17"/>
            <text:p text:style-name="P17">What simple approach can we use to tackle possible cultural issues arising from the design of our product?</text:p>
            <text:p text:style-name="P17"/>
          </table:table-cell>
        </table:table-row>
        <table:table-row table:style-name="Table8.2">
          <table:table-cell table:style-name="Table8.A3" office:value-type="string">
            <text:p text:style-name="P17"/>
            <text:p text:style-name="P17">By putting users in control and allowing them to customize the software product</text:p>
            <text:p text:style-name="P17"/>
          </table:table-cell>
        </table:table-row>
        <table:table-row table:style-name="Table8.2">
          <table:table-cell table:style-name="Table8.A2" office:value-type="string">
            <text:p text:style-name="P17"/>
            <text:p text:style-name="P17">An ASCII code position is a Unicode code position. True/false? Why?</text:p>
            <text:p text:style-name="P17"/>
          </table:table-cell>
        </table:table-row>
        <table:table-row table:style-name="Table8.2">
          <table:table-cell table:style-name="Table8.A3" office:value-type="string">
            <text:p text:style-name="P17"/>
            <text:p text:style-name="P17">True. The first 128 Unicode code positions correspond to those of the ASCII table.</text:p>
            <text:p text:style-name="P17"/>
          </table:table-cell>
        </table:table-row>
        <table:table-row table:style-name="Table8.2">
          <table:table-cell table:style-name="Table8.A2" office:value-type="string">
            <text:p text:style-name="P17"/>
            <text:p text:style-name="P17">How does usability testing differ from other testing processes?</text:p>
            <text:p text:style-name="P17"/>
          </table:table-cell>
        </table:table-row>
        <table:table-row table:style-name="Table8.2">
          <table:table-cell table:style-name="Table8.A3" office:value-type="string">
            <text:p text:style-name="P17"/>
            <text:p text:style-name="P17">Usability tests cannot be automated</text:p>
            <text:p text:style-name="P17"/>
          </table:table-cell>
        </table:table-row>
        <table:table-row table:style-name="Table8.2">
          <table:table-cell table:style-name="Table8.A2" office:value-type="string">
            <text:p text:style-name="P17"/>
            <text:p text:style-name="P17">Usability testing verifies several attributes. Name at least 3...</text:p>
            <text:p text:style-name="P17"/>
          </table:table-cell>
        </table:table-row>
        <table:table-row table:style-name="Table8.2">
          <table:table-cell table:style-name="Table8.A3" office:value-type="string">
            <text:p text:style-name="P17"/>
            <text:p text:style-name="P17">Learnability, speed of operation, robustness, recoverability, adaptability.</text:p>
            <text:p text:style-name="P17"/>
          </table:table-cell>
        </table:table-row>
        <table:table-row table:style-name="Table8.2">
          <table:table-cell table:style-name="Table8.A2" office:value-type="string">
            <text:p text:style-name="P17"/>
          </table:table-cell>
        </table:table-row>
        <table:table-row table:style-name="Table8.33">
          <table:table-cell table:style-name="Table8.A33" office:value-type="string">
            <text:p text:style-name="P36"/>
          </table:table-cell>
        </table:table-row>
      </table:table>
      <text:p text:style-name="P60"/>
      <text:p text:style-name="P60"/>
      <text:p text:style-name="P60"/>
      <text:p text:style-name="P60"/>
      <text:p text:style-name="P60"/>
      <text:p text:style-name="P60"/>
      <text:p text:style-name="P60"/>
      <text:p text:style-name="P60"/>
      <text:p text:style-name="P61"/>
      <table:table table:name="Table9" table:style-name="Table9" table:template-name="Box List Green">
        <table:table-column table:style-name="Table9.A"/>
        <text:soft-page-break/>
        <table:table-row table:style-name="TableLine93924811092880">
          <table:table-cell table:style-name="Table9.A1" office:value-type="string">
            <text:p text:style-name="P67">U<text:span text:style-name="T9">ML</text:span></text:p>
          </table:table-cell>
        </table:table-row>
        <table:table-row table:style-name="Table9.2">
          <table:table-cell table:style-name="Table9.A2" office:value-type="string">
            <text:p text:style-name="P68"/>
            <text:p text:style-name="P68">What does an activity diagram describe?</text:p>
          </table:table-cell>
        </table:table-row>
        <table:table-row table:style-name="TableLine93924759360320">
          <table:table-cell table:style-name="Table9.A3" office:value-type="string">
            <text:p text:style-name="P64"/>
            <text:p text:style-name="P64">A workflow, either organizational or computational.</text:p>
            <text:p text:style-name="P64"/>
          </table:table-cell>
        </table:table-row>
        <table:table-row table:style-name="TableLine93924784550512">
          <table:table-cell table:style-name="Table9.A2" office:value-type="string">
            <text:p text:style-name="P64"/>
            <text:p text:style-name="P64">UML diagrams are of structural or behavioural type. In which category does a class diagram fall?</text:p>
            <text:p text:style-name="P64"/>
            <text:p text:style-name="P64"/>
          </table:table-cell>
        </table:table-row>
        <table:table-row table:style-name="TableLine93924783643760">
          <table:table-cell table:style-name="Table9.A3" office:value-type="string">
            <text:p text:style-name="P64"/>
            <text:p text:style-name="P64">Structural</text:p>
            <text:p text:style-name="P64"/>
          </table:table-cell>
        </table:table-row>
        <table:table-row table:style-name="Table9.2">
          <table:table-cell table:style-name="Table9.A2" office:value-type="string">
            <text:p text:style-name="P64"/>
            <text:p text:style-name="P64">Wanting to describe a user login procedure from a logical point of view, what diagram would be best suited?</text:p>
            <text:p text:style-name="P64"/>
          </table:table-cell>
        </table:table-row>
        <table:table-row table:style-name="TableLine93924811404112">
          <table:table-cell table:style-name="Table9.A3" office:value-type="string">
            <text:p text:style-name="P64"/>
            <text:p text:style-name="P64"><text:s/>A sequence diagram.</text:p>
            <text:p text:style-name="P64"/>
          </table:table-cell>
        </table:table-row>
        <table:table-row table:style-name="TableLine93924769217200">
          <table:table-cell table:style-name="Table9.A2" office:value-type="string">
            <text:p text:style-name="P64"/>
            <text:p text:style-name="P64">UML diagrams are of structural or behavioural type. In which category does a use case diagram fall?</text:p>
            <text:p text:style-name="P64"/>
          </table:table-cell>
        </table:table-row>
        <table:table-row table:style-name="TableLine93924812862464">
          <table:table-cell table:style-name="Table9.A3" office:value-type="string">
            <text:p text:style-name="P64"/>
            <text:p text:style-name="P64">Behavioural</text:p>
            <text:p text:style-name="P64"/>
          </table:table-cell>
        </table:table-row>
        <table:table-row table:style-name="TableLine93924754324704">
          <table:table-cell table:style-name="Table9.A2" office:value-type="string">
            <text:p text:style-name="P64"/>
            <text:p text:style-name="P64">UML diagrams are of structural or behavioural type. In which category does a sequence diagram fall?</text:p>
            <text:p text:style-name="P64"/>
          </table:table-cell>
        </table:table-row>
        <table:table-row table:style-name="TableLine93924783869712">
          <table:table-cell table:style-name="Table9.A3" office:value-type="string">
            <text:p text:style-name="P64"/>
            <text:p text:style-name="P63">Behavioural</text:p>
            <text:p text:style-name="P64"/>
          </table:table-cell>
        </table:table-row>
        <table:table-row table:style-name="Table9.2">
          <table:table-cell table:style-name="Table9.A2" office:value-type="string">
            <text:p text:style-name="P65"/>
            <text:p text:style-name="P65">UML diagrams are of structural or behavioural type. In which category does an activity diagram fall?</text:p>
            <text:p text:style-name="P65"/>
          </table:table-cell>
        </table:table-row>
        <table:table-row table:style-name="Table9.2">
          <table:table-cell table:style-name="Table9.A3" office:value-type="string">
            <text:p text:style-name="P65"/>
            <text:p text:style-name="P65">Behavioural</text:p>
            <text:p text:style-name="P65"/>
          </table:table-cell>
        </table:table-row>
        <table:table-row table:style-name="Table9.2">
          <table:table-cell table:style-name="Table9.A2" office:value-type="string">
            <text:p text:style-name="P65"/>
            <text:p text:style-name="P65">UML diagrams are of structural or behavioural type. In which category does an state diagram fall?</text:p>
            <text:p text:style-name="P65"/>
          </table:table-cell>
        </table:table-row>
        <table:table-row table:style-name="Table9.2">
          <table:table-cell table:style-name="Table9.A3" office:value-type="string">
            <text:p text:style-name="P65"/>
            <text:p text:style-name="P65">Behavioural</text:p>
            <text:p text:style-name="P65"/>
          </table:table-cell>
        </table:table-row>
        <table:table-row table:style-name="Table9.2">
          <table:table-cell table:style-name="Table9.A2" office:value-type="string">
            <text:p text:style-name="P65"/>
            <text:p text:style-name="P65">Wanting to describe a break down of users interaction with the system, what diagrams would be best suited?</text:p>
            <text:p text:style-name="P65"/>
          </table:table-cell>
        </table:table-row>
        <table:table-row table:style-name="Table9.2">
          <table:table-cell table:style-name="Table9.A3" office:value-type="string">
            <text:p text:style-name="P65"/>
            <text:p text:style-name="P65">Use-case diagrams.</text:p>
            <text:p text:style-name="P65"/>
          </table:table-cell>
        </table:table-row>
        <table:table-row table:style-name="Table9.2">
          <table:table-cell table:style-name="Table9.A2" office:value-type="string">
            <text:p text:style-name="P65"/>
            <text:p text:style-name="P65">UML is said to be a 4+1 (views) model. In essence, what does the use case view describe?</text:p>
            <text:p text:style-name="P65"/>
          </table:table-cell>
        </table:table-row>
        <table:table-row table:style-name="Table9.2">
          <table:table-cell table:style-name="Table9.A3" office:value-type="string">
            <text:p text:style-name="P65"/>
            <text:p text:style-name="P65">The funcionalities of the system, from an outside perspective.</text:p>
            <text:p text:style-name="P65"/>
          </table:table-cell>
        </table:table-row>
        <table:table-row table:style-name="Table9.2">
          <table:table-cell table:style-name="Table9.A2" office:value-type="string">
            <text:p text:style-name="P65"/>
            <text:p text:style-name="P65">UML is said to be a 4+1 (views) model. In essence, what does the logical view describe?</text:p>
            <text:p text:style-name="P65"/>
          </table:table-cell>
        </table:table-row>
        <table:table-row table:style-name="Table9.2">
          <table:table-cell table:style-name="Table9.A3" office:value-type="string">
            <text:p text:style-name="P65"/>
            <text:p text:style-name="P65">The abstractions of the system's parts.</text:p>
            <text:p text:style-name="P65"/>
          </table:table-cell>
        </table:table-row>
        <table:table-row table:style-name="Table9.2">
          <table:table-cell table:style-name="Table9.A2" office:value-type="string">
            <text:p text:style-name="P65"/>
            <text:p text:style-name="P65">UML is said to be a 4+1 (views) model. In essence, what does the process view describe?</text:p>
            <text:p text:style-name="P65"/>
          </table:table-cell>
        </table:table-row>
        <table:table-row table:style-name="Table9.2">
          <table:table-cell table:style-name="Table9.A3" office:value-type="string">
            <text:p text:style-name="P65"/>
            <text:p text:style-name="P65"><text:s/>The processes within the system.</text:p>
            <text:p text:style-name="P65"/>
          </table:table-cell>
        </table:table-row>
        <text:soft-page-break/>
        <table:table-row table:style-name="Table9.2">
          <table:table-cell table:style-name="Table9.A2" office:value-type="string">
            <text:p text:style-name="P65"/>
            <text:p text:style-name="P65">UML is said to be a 4+1 (views) model. In essence, what does the development view describe?</text:p>
            <text:p text:style-name="P65"/>
          </table:table-cell>
        </table:table-row>
        <table:table-row table:style-name="Table9.2">
          <table:table-cell table:style-name="Table9.A3" office:value-type="string">
            <text:p text:style-name="P65"/>
            <text:p text:style-name="P65">How the system is organized into modules and components.</text:p>
            <text:p text:style-name="P65"/>
          </table:table-cell>
        </table:table-row>
        <table:table-row table:style-name="Table9.2">
          <table:table-cell table:style-name="Table9.A2" office:value-type="string">
            <text:p text:style-name="P65"/>
            <text:p text:style-name="P65">Wanting to describe how a set of business (model) entities relate to one another, what diagram would be best suited?</text:p>
            <text:p text:style-name="P65"/>
          </table:table-cell>
        </table:table-row>
        <table:table-row table:style-name="Table9.2">
          <table:table-cell table:style-name="Table9.A3" office:value-type="string">
            <text:p text:style-name="P65"/>
            <text:p text:style-name="P65">A class diagram.</text:p>
            <text:p text:style-name="P65"/>
          </table:table-cell>
        </table:table-row>
        <table:table-row table:style-name="Table9.2">
          <table:table-cell table:style-name="Table9.A2" office:value-type="string">
            <text:p text:style-name="P65"/>
            <text:p text:style-name="P65">UML is a formal, comprehensive and standard modelling language. Why is it so useful to us software engineers?</text:p>
            <text:p text:style-name="P65"/>
          </table:table-cell>
        </table:table-row>
        <table:table-row table:style-name="Table9.2">
          <table:table-cell table:style-name="Table9.A3" office:value-type="string">
            <text:p text:style-name="P65"/>
            <text:p text:style-name="P65">Because it describes all aspects of a system in a standard way and without misunderstandings to any peers anywhere in the world.</text:p>
            <text:p text:style-name="P65"/>
          </table:table-cell>
        </table:table-row>
        <table:table-row table:style-name="Table9.2">
          <table:table-cell table:style-name="Table9.A2" office:value-type="string">
            <text:p text:style-name="P65"/>
            <text:p text:style-name="P65">UML is said to be a 4+1 (views) model. In essence, what does the physical view describe?</text:p>
            <text:p text:style-name="P65"/>
          </table:table-cell>
        </table:table-row>
        <table:table-row table:style-name="Table9.2">
          <table:table-cell table:style-name="Table9.A3" office:value-type="string">
            <text:p text:style-name="P65"/>
            <text:p text:style-name="P65"><text:s/>How the system is mapped into real entities.</text:p>
            <text:p text:style-name="P65"/>
          </table:table-cell>
        </table:table-row>
        <table:table-row table:style-name="Table9.2">
          <table:table-cell table:style-name="Table9.A2" office:value-type="string">
            <text:p text:style-name="P65"/>
          </table:table-cell>
        </table:table-row>
        <table:table-row table:style-name="Table9.33">
          <table:table-cell table:style-name="Table9.A33" office:value-type="string">
            <text:p text:style-name="P66"/>
          </table:table-cell>
        </table:table-row>
      </table:table>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1:06:14.740881174</meta:creation-date>
    <dc:date>2022-06-12T15:53:56.861609352</dc:date>
    <meta:editing-duration>PT57M24S</meta:editing-duration>
    <meta:editing-cycles>10</meta:editing-cycles>
    <meta:generator>LibreOffice/7.3.3.2$Linux_X86_64 LibreOffice_project/30$Build-2</meta:generator>
    <meta:document-statistic meta:table-count="10" meta:image-count="0" meta:object-count="0" meta:page-count="15" meta:paragraph-count="291" meta:word-count="3308" meta:character-count="21300" meta:non-whitespace-character-count="18276"/>
  </office:meta>
</office:document-meta>
</file>